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3.25979"/>
          <table:table-cell office:value-type="float" office:value="0.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8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26152"/>
          <table:table-cell office:value-type="float" office:value="0.2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72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5772"/>
          <table:table-cell office:value-type="float" office:value="0.2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69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3.28166"/>
          <table:table-cell office:value-type="float" office:value="0.2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01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26652"/>
          <table:table-cell office:value-type="float" office:value="0.2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3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54301"/>
          <table:table-cell office:value-type="float" office:value="0.3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800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3.20841"/>
          <table:table-cell office:value-type="float" office:value="0.2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92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22352"/>
          <table:table-cell office:value-type="float" office:value="0.2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3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62605"/>
          <table:table-cell office:value-type="float" office:value="0.2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028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3.2268"/>
          <table:table-cell office:value-type="float" office:value="0.2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4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24212"/>
          <table:table-cell office:value-type="float" office:value="0.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5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55254"/>
          <table:table-cell office:value-type="float" office:value="0.2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673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3.20288"/>
          <table:table-cell office:value-type="float" office:value="0.2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01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29126"/>
          <table:table-cell office:value-type="float" office:value="0.2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3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81811"/>
          <table:table-cell office:value-type="float" office:value="0.2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840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3.16638"/>
          <table:table-cell office:value-type="float" office:value="0.27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1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27883"/>
          <table:table-cell office:value-type="float" office:value="0.1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49799"/>
          <table:table-cell office:value-type="float" office:value="0.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90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3.18906"/>
          <table:table-cell office:value-type="float" office:value="0.2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2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30356"/>
          <table:table-cell office:value-type="float" office:value="0.2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2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92347"/>
          <table:table-cell office:value-type="float" office:value="0.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70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3.24297"/>
          <table:table-cell office:value-type="float" office:value="0.2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3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25888"/>
          <table:table-cell office:value-type="float" office:value="0.2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64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92908"/>
          <table:table-cell office:value-type="float" office:value="0.2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07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3.2902"/>
          <table:table-cell office:value-type="float" office:value="0.2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3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29548"/>
          <table:table-cell office:value-type="float" office:value="0.2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3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85795"/>
          <table:table-cell office:value-type="float" office:value="0.2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801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3.28534"/>
          <table:table-cell office:value-type="float" office:value="0.2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5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27602"/>
          <table:table-cell office:value-type="float" office:value="0.2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5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92898"/>
          <table:table-cell office:value-type="float" office:value="0.2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62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2.61369"/>
          <table:table-cell office:value-type="float" office:value="0.172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89.0"/>
          <table:table-cell office:value-type="float" office:value="1860.0"/>
          <table:table-cell office:value-type="float" office:value="17690.0"/>
          <table:table-cell office:value-type="float" office:value="59185.0"/>
          <table:table-cell office:value-type="float" office:value="1229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76379"/>
          <table:table-cell office:value-type="float" office:value="0.172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44.0"/>
          <table:table-cell office:value-type="float" office:value="1350.0"/>
          <table:table-cell office:value-type="float" office:value="17690.0"/>
          <table:table-cell office:value-type="float" office:value="59185.0"/>
          <table:table-cell office:value-type="float" office:value="1277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38288"/>
          <table:table-cell office:value-type="float" office:value="0.20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6.0"/>
          <table:table-cell office:value-type="float" office:value="17828.0"/>
          <table:table-cell office:value-type="float" office:value="59717.0"/>
          <table:table-cell office:value-type="float" office:value="1326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3];[.$P13];[.$AD13])" office:value-type="float"/>
          <table:table-cell table:formula="of:=MIN([.$C13];[.$Q13];[.$AE13])" office:value-type="float"/>
          <table:table-cell table:formula="of:=MIN([.$D13];[.$R13];[.$AF13])" office:value-type="float"/>
          <table:table-cell table:formula="of:=MIN([.$E13];[.$S13];[.$AG13])" office:value-type="float"/>
          <table:table-cell table:formula="of:=MIN([.$F13];[.$T13];[.$AH13])" office:value-type="float"/>
          <table:table-cell table:formula="of:=MIN([.$G13];[.$U13];[.$AI13])" office:value-type="float"/>
          <table:table-cell table:formula="of:=MIN([.$H13];[.$V13];[.$AJ13])" office:value-type="float"/>
          <table:table-cell table:formula="of:=MIN([.$I13];[.$W13];[.$AK13])" office:value-type="float"/>
          <table:table-cell table:formula="of:=MIN([.$J13];[.$X13];[.$AL13])" office:value-type="float"/>
          <table:table-cell table:formula="of:=MIN([.$K13];[.$Y13];[.$AM13])" office:value-type="float"/>
          <table:table-cell table:formula="of:=MIN([.$L13];[.$Z13];[.$AN13])" office:value-type="float"/>
          <table:table-cell table:formula="of:=MIN([.$M13];[.$AA13];[.$AO13])" office:value-type="float"/>
          <table:table-cell table:formula="of:=MIN([.$N13];[.$AB13];[.$AP13])" office:value-type="float"/>
          <table:table-cell table:formula="of:=MIN([.$O13];[.$AC13];[.$AQ13])" office:value-type="float"/>
          <table:table-cell table:formula="of:=MEDIAN([.$B13];[.$P13];[.$AD13])" office:value-type="float"/>
          <table:table-cell table:formula="of:=MEDIAN([.$C13];[.$Q13];[.$AE13])" office:value-type="float"/>
          <table:table-cell table:formula="of:=MEDIAN([.$D13];[.$R13];[.$AF13])" office:value-type="float"/>
          <table:table-cell table:formula="of:=MEDIAN([.$E13];[.$S13];[.$AG13])" office:value-type="float"/>
          <table:table-cell table:formula="of:=MEDIAN([.$F13];[.$T13];[.$AH13])" office:value-type="float"/>
          <table:table-cell table:formula="of:=MEDIAN([.$G13];[.$U13];[.$AI13])" office:value-type="float"/>
          <table:table-cell table:formula="of:=MEDIAN([.$H13];[.$V13];[.$AJ13])" office:value-type="float"/>
          <table:table-cell table:formula="of:=MEDIAN([.$I13];[.$W13];[.$AK13])" office:value-type="float"/>
          <table:table-cell table:formula="of:=MEDIAN([.$J13];[.$X13];[.$AL13])" office:value-type="float"/>
          <table:table-cell table:formula="of:=MEDIAN([.$K13];[.$Y13];[.$AM13])" office:value-type="float"/>
          <table:table-cell table:formula="of:=MEDIAN([.$L13];[.$Z13];[.$AN13])" office:value-type="float"/>
          <table:table-cell table:formula="of:=MEDIAN([.$M13];[.$AA13];[.$AO13])" office:value-type="float"/>
          <table:table-cell table:formula="of:=MEDIAN([.$N13];[.$AB13];[.$AP13])" office:value-type="float"/>
          <table:table-cell table:formula="of:=MEDIAN([.$O13];[.$AC13];[.$AQ13])" office:value-type="float"/>
          <table:table-cell table:formula="of:=MAX([.$B13];[.$P13];[.$AD13])" office:value-type="float"/>
          <table:table-cell table:formula="of:=MAX([.$C13];[.$Q13];[.$AE13])" office:value-type="float"/>
          <table:table-cell table:formula="of:=MAX([.$D13];[.$R13];[.$AF13])" office:value-type="float"/>
          <table:table-cell table:formula="of:=MAX([.$E13];[.$S13];[.$AG13])" office:value-type="float"/>
          <table:table-cell table:formula="of:=MAX([.$F13];[.$T13];[.$AH13])" office:value-type="float"/>
          <table:table-cell table:formula="of:=MAX([.$G13];[.$U13];[.$AI13])" office:value-type="float"/>
          <table:table-cell table:formula="of:=MAX([.$H13];[.$V13];[.$AJ13])" office:value-type="float"/>
          <table:table-cell table:formula="of:=MAX([.$I13];[.$W13];[.$AK13])" office:value-type="float"/>
          <table:table-cell table:formula="of:=MAX([.$J13];[.$X13];[.$AL13])" office:value-type="float"/>
          <table:table-cell table:formula="of:=MAX([.$K13];[.$Y13];[.$AM13])" office:value-type="float"/>
          <table:table-cell table:formula="of:=MAX([.$L13];[.$Z13];[.$AN13])" office:value-type="float"/>
          <table:table-cell table:formula="of:=MAX([.$M13];[.$AA13];[.$AO13])" office:value-type="float"/>
          <table:table-cell table:formula="of:=MAX([.$N13];[.$AB13];[.$AP13])" office:value-type="float"/>
          <table:table-cell table:formula="of:=MAX([.$O13];[.$AC13];[.$AQ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2.53548"/>
          <table:table-cell office:value-type="float" office:value="0.155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58.0"/>
          <table:table-cell office:value-type="float" office:value="1825.0"/>
          <table:table-cell office:value-type="float" office:value="17690.0"/>
          <table:table-cell office:value-type="float" office:value="59195.0"/>
          <table:table-cell office:value-type="float" office:value="1229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72962"/>
          <table:table-cell office:value-type="float" office:value="0.175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550.0"/>
          <table:table-cell office:value-type="float" office:value="1459.0"/>
          <table:table-cell office:value-type="float" office:value="17690.0"/>
          <table:table-cell office:value-type="float" office:value="59195.0"/>
          <table:table-cell office:value-type="float" office:value="1259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40252"/>
          <table:table-cell office:value-type="float" office:value="0.15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9.0"/>
          <table:table-cell office:value-type="float" office:value="589.0"/>
          <table:table-cell office:value-type="float" office:value="17828.0"/>
          <table:table-cell office:value-type="float" office:value="59727.0"/>
          <table:table-cell office:value-type="float" office:value="13241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4];[.$P14];[.$AD14])" office:value-type="float"/>
          <table:table-cell table:formula="of:=MIN([.$C14];[.$Q14];[.$AE14])" office:value-type="float"/>
          <table:table-cell table:formula="of:=MIN([.$D14];[.$R14];[.$AF14])" office:value-type="float"/>
          <table:table-cell table:formula="of:=MIN([.$E14];[.$S14];[.$AG14])" office:value-type="float"/>
          <table:table-cell table:formula="of:=MIN([.$F14];[.$T14];[.$AH14])" office:value-type="float"/>
          <table:table-cell table:formula="of:=MIN([.$G14];[.$U14];[.$AI14])" office:value-type="float"/>
          <table:table-cell table:formula="of:=MIN([.$H14];[.$V14];[.$AJ14])" office:value-type="float"/>
          <table:table-cell table:formula="of:=MIN([.$I14];[.$W14];[.$AK14])" office:value-type="float"/>
          <table:table-cell table:formula="of:=MIN([.$J14];[.$X14];[.$AL14])" office:value-type="float"/>
          <table:table-cell table:formula="of:=MIN([.$K14];[.$Y14];[.$AM14])" office:value-type="float"/>
          <table:table-cell table:formula="of:=MIN([.$L14];[.$Z14];[.$AN14])" office:value-type="float"/>
          <table:table-cell table:formula="of:=MIN([.$M14];[.$AA14];[.$AO14])" office:value-type="float"/>
          <table:table-cell table:formula="of:=MIN([.$N14];[.$AB14];[.$AP14])" office:value-type="float"/>
          <table:table-cell table:formula="of:=MIN([.$O14];[.$AC14];[.$AQ14])" office:value-type="float"/>
          <table:table-cell table:formula="of:=MEDIAN([.$B14];[.$P14];[.$AD14])" office:value-type="float"/>
          <table:table-cell table:formula="of:=MEDIAN([.$C14];[.$Q14];[.$AE14])" office:value-type="float"/>
          <table:table-cell table:formula="of:=MEDIAN([.$D14];[.$R14];[.$AF14])" office:value-type="float"/>
          <table:table-cell table:formula="of:=MEDIAN([.$E14];[.$S14];[.$AG14])" office:value-type="float"/>
          <table:table-cell table:formula="of:=MEDIAN([.$F14];[.$T14];[.$AH14])" office:value-type="float"/>
          <table:table-cell table:formula="of:=MEDIAN([.$G14];[.$U14];[.$AI14])" office:value-type="float"/>
          <table:table-cell table:formula="of:=MEDIAN([.$H14];[.$V14];[.$AJ14])" office:value-type="float"/>
          <table:table-cell table:formula="of:=MEDIAN([.$I14];[.$W14];[.$AK14])" office:value-type="float"/>
          <table:table-cell table:formula="of:=MEDIAN([.$J14];[.$X14];[.$AL14])" office:value-type="float"/>
          <table:table-cell table:formula="of:=MEDIAN([.$K14];[.$Y14];[.$AM14])" office:value-type="float"/>
          <table:table-cell table:formula="of:=MEDIAN([.$L14];[.$Z14];[.$AN14])" office:value-type="float"/>
          <table:table-cell table:formula="of:=MEDIAN([.$M14];[.$AA14];[.$AO14])" office:value-type="float"/>
          <table:table-cell table:formula="of:=MEDIAN([.$N14];[.$AB14];[.$AP14])" office:value-type="float"/>
          <table:table-cell table:formula="of:=MEDIAN([.$O14];[.$AC14];[.$AQ14])" office:value-type="float"/>
          <table:table-cell table:formula="of:=MAX([.$B14];[.$P14];[.$AD14])" office:value-type="float"/>
          <table:table-cell table:formula="of:=MAX([.$C14];[.$Q14];[.$AE14])" office:value-type="float"/>
          <table:table-cell table:formula="of:=MAX([.$D14];[.$R14];[.$AF14])" office:value-type="float"/>
          <table:table-cell table:formula="of:=MAX([.$E14];[.$S14];[.$AG14])" office:value-type="float"/>
          <table:table-cell table:formula="of:=MAX([.$F14];[.$T14];[.$AH14])" office:value-type="float"/>
          <table:table-cell table:formula="of:=MAX([.$G14];[.$U14];[.$AI14])" office:value-type="float"/>
          <table:table-cell table:formula="of:=MAX([.$H14];[.$V14];[.$AJ14])" office:value-type="float"/>
          <table:table-cell table:formula="of:=MAX([.$I14];[.$W14];[.$AK14])" office:value-type="float"/>
          <table:table-cell table:formula="of:=MAX([.$J14];[.$X14];[.$AL14])" office:value-type="float"/>
          <table:table-cell table:formula="of:=MAX([.$K14];[.$Y14];[.$AM14])" office:value-type="float"/>
          <table:table-cell table:formula="of:=MAX([.$L14];[.$Z14];[.$AN14])" office:value-type="float"/>
          <table:table-cell table:formula="of:=MAX([.$M14];[.$AA14];[.$AO14])" office:value-type="float"/>
          <table:table-cell table:formula="of:=MAX([.$N14];[.$AB14];[.$AP14])" office:value-type="float"/>
          <table:table-cell table:formula="of:=MAX([.$O14];[.$AC14];[.$AQ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2.55313"/>
          <table:table-cell office:value-type="float" office:value="0.173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668.0"/>
          <table:table-cell office:value-type="float" office:value="2262.0"/>
          <table:table-cell office:value-type="float" office:value="17690.0"/>
          <table:table-cell office:value-type="float" office:value="59177.0"/>
          <table:table-cell office:value-type="float" office:value="1229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73803"/>
          <table:table-cell office:value-type="float" office:value="0.153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3.0"/>
          <table:table-cell office:value-type="float" office:value="961.0"/>
          <table:table-cell office:value-type="float" office:value="17690.0"/>
          <table:table-cell office:value-type="float" office:value="59177.0"/>
          <table:table-cell office:value-type="float" office:value="1269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43672"/>
          <table:table-cell office:value-type="float" office:value="0.20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89.0"/>
          <table:table-cell office:value-type="float" office:value="814.0"/>
          <table:table-cell office:value-type="float" office:value="17828.0"/>
          <table:table-cell office:value-type="float" office:value="59709.0"/>
          <table:table-cell office:value-type="float" office:value="13241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5];[.$P15];[.$AD15])" office:value-type="float"/>
          <table:table-cell table:formula="of:=MIN([.$C15];[.$Q15];[.$AE15])" office:value-type="float"/>
          <table:table-cell table:formula="of:=MIN([.$D15];[.$R15];[.$AF15])" office:value-type="float"/>
          <table:table-cell table:formula="of:=MIN([.$E15];[.$S15];[.$AG15])" office:value-type="float"/>
          <table:table-cell table:formula="of:=MIN([.$F15];[.$T15];[.$AH15])" office:value-type="float"/>
          <table:table-cell table:formula="of:=MIN([.$G15];[.$U15];[.$AI15])" office:value-type="float"/>
          <table:table-cell table:formula="of:=MIN([.$H15];[.$V15];[.$AJ15])" office:value-type="float"/>
          <table:table-cell table:formula="of:=MIN([.$I15];[.$W15];[.$AK15])" office:value-type="float"/>
          <table:table-cell table:formula="of:=MIN([.$J15];[.$X15];[.$AL15])" office:value-type="float"/>
          <table:table-cell table:formula="of:=MIN([.$K15];[.$Y15];[.$AM15])" office:value-type="float"/>
          <table:table-cell table:formula="of:=MIN([.$L15];[.$Z15];[.$AN15])" office:value-type="float"/>
          <table:table-cell table:formula="of:=MIN([.$M15];[.$AA15];[.$AO15])" office:value-type="float"/>
          <table:table-cell table:formula="of:=MIN([.$N15];[.$AB15];[.$AP15])" office:value-type="float"/>
          <table:table-cell table:formula="of:=MIN([.$O15];[.$AC15];[.$AQ15])" office:value-type="float"/>
          <table:table-cell table:formula="of:=MEDIAN([.$B15];[.$P15];[.$AD15])" office:value-type="float"/>
          <table:table-cell table:formula="of:=MEDIAN([.$C15];[.$Q15];[.$AE15])" office:value-type="float"/>
          <table:table-cell table:formula="of:=MEDIAN([.$D15];[.$R15];[.$AF15])" office:value-type="float"/>
          <table:table-cell table:formula="of:=MEDIAN([.$E15];[.$S15];[.$AG15])" office:value-type="float"/>
          <table:table-cell table:formula="of:=MEDIAN([.$F15];[.$T15];[.$AH15])" office:value-type="float"/>
          <table:table-cell table:formula="of:=MEDIAN([.$G15];[.$U15];[.$AI15])" office:value-type="float"/>
          <table:table-cell table:formula="of:=MEDIAN([.$H15];[.$V15];[.$AJ15])" office:value-type="float"/>
          <table:table-cell table:formula="of:=MEDIAN([.$I15];[.$W15];[.$AK15])" office:value-type="float"/>
          <table:table-cell table:formula="of:=MEDIAN([.$J15];[.$X15];[.$AL15])" office:value-type="float"/>
          <table:table-cell table:formula="of:=MEDIAN([.$K15];[.$Y15];[.$AM15])" office:value-type="float"/>
          <table:table-cell table:formula="of:=MEDIAN([.$L15];[.$Z15];[.$AN15])" office:value-type="float"/>
          <table:table-cell table:formula="of:=MEDIAN([.$M15];[.$AA15];[.$AO15])" office:value-type="float"/>
          <table:table-cell table:formula="of:=MEDIAN([.$N15];[.$AB15];[.$AP15])" office:value-type="float"/>
          <table:table-cell table:formula="of:=MEDIAN([.$O15];[.$AC15];[.$AQ15])" office:value-type="float"/>
          <table:table-cell table:formula="of:=MAX([.$B15];[.$P15];[.$AD15])" office:value-type="float"/>
          <table:table-cell table:formula="of:=MAX([.$C15];[.$Q15];[.$AE15])" office:value-type="float"/>
          <table:table-cell table:formula="of:=MAX([.$D15];[.$R15];[.$AF15])" office:value-type="float"/>
          <table:table-cell table:formula="of:=MAX([.$E15];[.$S15];[.$AG15])" office:value-type="float"/>
          <table:table-cell table:formula="of:=MAX([.$F15];[.$T15];[.$AH15])" office:value-type="float"/>
          <table:table-cell table:formula="of:=MAX([.$G15];[.$U15];[.$AI15])" office:value-type="float"/>
          <table:table-cell table:formula="of:=MAX([.$H15];[.$V15];[.$AJ15])" office:value-type="float"/>
          <table:table-cell table:formula="of:=MAX([.$I15];[.$W15];[.$AK15])" office:value-type="float"/>
          <table:table-cell table:formula="of:=MAX([.$J15];[.$X15];[.$AL15])" office:value-type="float"/>
          <table:table-cell table:formula="of:=MAX([.$K15];[.$Y15];[.$AM15])" office:value-type="float"/>
          <table:table-cell table:formula="of:=MAX([.$L15];[.$Z15];[.$AN15])" office:value-type="float"/>
          <table:table-cell table:formula="of:=MAX([.$M15];[.$AA15];[.$AO15])" office:value-type="float"/>
          <table:table-cell table:formula="of:=MAX([.$N15];[.$AB15];[.$AP15])" office:value-type="float"/>
          <table:table-cell table:formula="of:=MAX([.$O15];[.$AC15];[.$AQ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2.5507"/>
          <table:table-cell office:value-type="float" office:value="0.157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429.0"/>
          <table:table-cell office:value-type="float" office:value="1117.0"/>
          <table:table-cell office:value-type="float" office:value="17690.0"/>
          <table:table-cell office:value-type="float" office:value="59195.0"/>
          <table:table-cell office:value-type="float" office:value="1491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80204"/>
          <table:table-cell office:value-type="float" office:value="0.199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841.0"/>
          <table:table-cell office:value-type="float" office:value="2488.0"/>
          <table:table-cell office:value-type="float" office:value="17690.0"/>
          <table:table-cell office:value-type="float" office:value="59195.0"/>
          <table:table-cell office:value-type="float" office:value="1277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35467"/>
          <table:table-cell office:value-type="float" office:value="0.23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40.0"/>
          <table:table-cell office:value-type="float" office:value="17828.0"/>
          <table:table-cell office:value-type="float" office:value="59727.0"/>
          <table:table-cell office:value-type="float" office:value="13241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6];[.$P16];[.$AD16])" office:value-type="float"/>
          <table:table-cell table:formula="of:=MIN([.$C16];[.$Q16];[.$AE16])" office:value-type="float"/>
          <table:table-cell table:formula="of:=MIN([.$D16];[.$R16];[.$AF16])" office:value-type="float"/>
          <table:table-cell table:formula="of:=MIN([.$E16];[.$S16];[.$AG16])" office:value-type="float"/>
          <table:table-cell table:formula="of:=MIN([.$F16];[.$T16];[.$AH16])" office:value-type="float"/>
          <table:table-cell table:formula="of:=MIN([.$G16];[.$U16];[.$AI16])" office:value-type="float"/>
          <table:table-cell table:formula="of:=MIN([.$H16];[.$V16];[.$AJ16])" office:value-type="float"/>
          <table:table-cell table:formula="of:=MIN([.$I16];[.$W16];[.$AK16])" office:value-type="float"/>
          <table:table-cell table:formula="of:=MIN([.$J16];[.$X16];[.$AL16])" office:value-type="float"/>
          <table:table-cell table:formula="of:=MIN([.$K16];[.$Y16];[.$AM16])" office:value-type="float"/>
          <table:table-cell table:formula="of:=MIN([.$L16];[.$Z16];[.$AN16])" office:value-type="float"/>
          <table:table-cell table:formula="of:=MIN([.$M16];[.$AA16];[.$AO16])" office:value-type="float"/>
          <table:table-cell table:formula="of:=MIN([.$N16];[.$AB16];[.$AP16])" office:value-type="float"/>
          <table:table-cell table:formula="of:=MIN([.$O16];[.$AC16];[.$AQ16])" office:value-type="float"/>
          <table:table-cell table:formula="of:=MEDIAN([.$B16];[.$P16];[.$AD16])" office:value-type="float"/>
          <table:table-cell table:formula="of:=MEDIAN([.$C16];[.$Q16];[.$AE16])" office:value-type="float"/>
          <table:table-cell table:formula="of:=MEDIAN([.$D16];[.$R16];[.$AF16])" office:value-type="float"/>
          <table:table-cell table:formula="of:=MEDIAN([.$E16];[.$S16];[.$AG16])" office:value-type="float"/>
          <table:table-cell table:formula="of:=MEDIAN([.$F16];[.$T16];[.$AH16])" office:value-type="float"/>
          <table:table-cell table:formula="of:=MEDIAN([.$G16];[.$U16];[.$AI16])" office:value-type="float"/>
          <table:table-cell table:formula="of:=MEDIAN([.$H16];[.$V16];[.$AJ16])" office:value-type="float"/>
          <table:table-cell table:formula="of:=MEDIAN([.$I16];[.$W16];[.$AK16])" office:value-type="float"/>
          <table:table-cell table:formula="of:=MEDIAN([.$J16];[.$X16];[.$AL16])" office:value-type="float"/>
          <table:table-cell table:formula="of:=MEDIAN([.$K16];[.$Y16];[.$AM16])" office:value-type="float"/>
          <table:table-cell table:formula="of:=MEDIAN([.$L16];[.$Z16];[.$AN16])" office:value-type="float"/>
          <table:table-cell table:formula="of:=MEDIAN([.$M16];[.$AA16];[.$AO16])" office:value-type="float"/>
          <table:table-cell table:formula="of:=MEDIAN([.$N16];[.$AB16];[.$AP16])" office:value-type="float"/>
          <table:table-cell table:formula="of:=MEDIAN([.$O16];[.$AC16];[.$AQ16])" office:value-type="float"/>
          <table:table-cell table:formula="of:=MAX([.$B16];[.$P16];[.$AD16])" office:value-type="float"/>
          <table:table-cell table:formula="of:=MAX([.$C16];[.$Q16];[.$AE16])" office:value-type="float"/>
          <table:table-cell table:formula="of:=MAX([.$D16];[.$R16];[.$AF16])" office:value-type="float"/>
          <table:table-cell table:formula="of:=MAX([.$E16];[.$S16];[.$AG16])" office:value-type="float"/>
          <table:table-cell table:formula="of:=MAX([.$F16];[.$T16];[.$AH16])" office:value-type="float"/>
          <table:table-cell table:formula="of:=MAX([.$G16];[.$U16];[.$AI16])" office:value-type="float"/>
          <table:table-cell table:formula="of:=MAX([.$H16];[.$V16];[.$AJ16])" office:value-type="float"/>
          <table:table-cell table:formula="of:=MAX([.$I16];[.$W16];[.$AK16])" office:value-type="float"/>
          <table:table-cell table:formula="of:=MAX([.$J16];[.$X16];[.$AL16])" office:value-type="float"/>
          <table:table-cell table:formula="of:=MAX([.$K16];[.$Y16];[.$AM16])" office:value-type="float"/>
          <table:table-cell table:formula="of:=MAX([.$L16];[.$Z16];[.$AN16])" office:value-type="float"/>
          <table:table-cell table:formula="of:=MAX([.$M16];[.$AA16];[.$AO16])" office:value-type="float"/>
          <table:table-cell table:formula="of:=MAX([.$N16];[.$AB16];[.$AP16])" office:value-type="float"/>
          <table:table-cell table:formula="of:=MAX([.$O16];[.$AC16];[.$AQ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2.60782"/>
          <table:table-cell office:value-type="float" office:value="0.179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662.0"/>
          <table:table-cell office:value-type="float" office:value="3505.0"/>
          <table:table-cell office:value-type="float" office:value="17690.0"/>
          <table:table-cell office:value-type="float" office:value="59185.0"/>
          <table:table-cell office:value-type="float" office:value="1251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77367"/>
          <table:table-cell office:value-type="float" office:value="0.165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88.0"/>
          <table:table-cell office:value-type="float" office:value="1241.0"/>
          <table:table-cell office:value-type="float" office:value="17690.0"/>
          <table:table-cell office:value-type="float" office:value="59185.0"/>
          <table:table-cell office:value-type="float" office:value="1277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43586"/>
          <table:table-cell office:value-type="float" office:value="0.16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548.0"/>
          <table:table-cell office:value-type="float" office:value="17828.0"/>
          <table:table-cell office:value-type="float" office:value="59717.0"/>
          <table:table-cell office:value-type="float" office:value="13333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7];[.$P17];[.$AD17])" office:value-type="float"/>
          <table:table-cell table:formula="of:=MIN([.$C17];[.$Q17];[.$AE17])" office:value-type="float"/>
          <table:table-cell table:formula="of:=MIN([.$D17];[.$R17];[.$AF17])" office:value-type="float"/>
          <table:table-cell table:formula="of:=MIN([.$E17];[.$S17];[.$AG17])" office:value-type="float"/>
          <table:table-cell table:formula="of:=MIN([.$F17];[.$T17];[.$AH17])" office:value-type="float"/>
          <table:table-cell table:formula="of:=MIN([.$G17];[.$U17];[.$AI17])" office:value-type="float"/>
          <table:table-cell table:formula="of:=MIN([.$H17];[.$V17];[.$AJ17])" office:value-type="float"/>
          <table:table-cell table:formula="of:=MIN([.$I17];[.$W17];[.$AK17])" office:value-type="float"/>
          <table:table-cell table:formula="of:=MIN([.$J17];[.$X17];[.$AL17])" office:value-type="float"/>
          <table:table-cell table:formula="of:=MIN([.$K17];[.$Y17];[.$AM17])" office:value-type="float"/>
          <table:table-cell table:formula="of:=MIN([.$L17];[.$Z17];[.$AN17])" office:value-type="float"/>
          <table:table-cell table:formula="of:=MIN([.$M17];[.$AA17];[.$AO17])" office:value-type="float"/>
          <table:table-cell table:formula="of:=MIN([.$N17];[.$AB17];[.$AP17])" office:value-type="float"/>
          <table:table-cell table:formula="of:=MIN([.$O17];[.$AC17];[.$AQ17])" office:value-type="float"/>
          <table:table-cell table:formula="of:=MEDIAN([.$B17];[.$P17];[.$AD17])" office:value-type="float"/>
          <table:table-cell table:formula="of:=MEDIAN([.$C17];[.$Q17];[.$AE17])" office:value-type="float"/>
          <table:table-cell table:formula="of:=MEDIAN([.$D17];[.$R17];[.$AF17])" office:value-type="float"/>
          <table:table-cell table:formula="of:=MEDIAN([.$E17];[.$S17];[.$AG17])" office:value-type="float"/>
          <table:table-cell table:formula="of:=MEDIAN([.$F17];[.$T17];[.$AH17])" office:value-type="float"/>
          <table:table-cell table:formula="of:=MEDIAN([.$G17];[.$U17];[.$AI17])" office:value-type="float"/>
          <table:table-cell table:formula="of:=MEDIAN([.$H17];[.$V17];[.$AJ17])" office:value-type="float"/>
          <table:table-cell table:formula="of:=MEDIAN([.$I17];[.$W17];[.$AK17])" office:value-type="float"/>
          <table:table-cell table:formula="of:=MEDIAN([.$J17];[.$X17];[.$AL17])" office:value-type="float"/>
          <table:table-cell table:formula="of:=MEDIAN([.$K17];[.$Y17];[.$AM17])" office:value-type="float"/>
          <table:table-cell table:formula="of:=MEDIAN([.$L17];[.$Z17];[.$AN17])" office:value-type="float"/>
          <table:table-cell table:formula="of:=MEDIAN([.$M17];[.$AA17];[.$AO17])" office:value-type="float"/>
          <table:table-cell table:formula="of:=MEDIAN([.$N17];[.$AB17];[.$AP17])" office:value-type="float"/>
          <table:table-cell table:formula="of:=MEDIAN([.$O17];[.$AC17];[.$AQ17])" office:value-type="float"/>
          <table:table-cell table:formula="of:=MAX([.$B17];[.$P17];[.$AD17])" office:value-type="float"/>
          <table:table-cell table:formula="of:=MAX([.$C17];[.$Q17];[.$AE17])" office:value-type="float"/>
          <table:table-cell table:formula="of:=MAX([.$D17];[.$R17];[.$AF17])" office:value-type="float"/>
          <table:table-cell table:formula="of:=MAX([.$E17];[.$S17];[.$AG17])" office:value-type="float"/>
          <table:table-cell table:formula="of:=MAX([.$F17];[.$T17];[.$AH17])" office:value-type="float"/>
          <table:table-cell table:formula="of:=MAX([.$G17];[.$U17];[.$AI17])" office:value-type="float"/>
          <table:table-cell table:formula="of:=MAX([.$H17];[.$V17];[.$AJ17])" office:value-type="float"/>
          <table:table-cell table:formula="of:=MAX([.$I17];[.$W17];[.$AK17])" office:value-type="float"/>
          <table:table-cell table:formula="of:=MAX([.$J17];[.$X17];[.$AL17])" office:value-type="float"/>
          <table:table-cell table:formula="of:=MAX([.$K17];[.$Y17];[.$AM17])" office:value-type="float"/>
          <table:table-cell table:formula="of:=MAX([.$L17];[.$Z17];[.$AN17])" office:value-type="float"/>
          <table:table-cell table:formula="of:=MAX([.$M17];[.$AA17];[.$AO17])" office:value-type="float"/>
          <table:table-cell table:formula="of:=MAX([.$N17];[.$AB17];[.$AP17])" office:value-type="float"/>
          <table:table-cell table:formula="of:=MAX([.$O17];[.$AC17];[.$AQ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3.82533"/>
          <table:table-cell office:value-type="float" office:value="0.3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8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6818"/>
          <table:table-cell office:value-type="float" office:value="0.2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1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89662"/>
          <table:table-cell office:value-type="float" office:value="0.2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800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8];[.$P18];[.$AD18])" office:value-type="float"/>
          <table:table-cell table:formula="of:=MIN([.$C18];[.$Q18];[.$AE18])" office:value-type="float"/>
          <table:table-cell table:formula="of:=MIN([.$D18];[.$R18];[.$AF18])" office:value-type="float"/>
          <table:table-cell table:formula="of:=MIN([.$E18];[.$S18];[.$AG18])" office:value-type="float"/>
          <table:table-cell table:formula="of:=MIN([.$F18];[.$T18];[.$AH18])" office:value-type="float"/>
          <table:table-cell table:formula="of:=MIN([.$G18];[.$U18];[.$AI18])" office:value-type="float"/>
          <table:table-cell table:formula="of:=MIN([.$H18];[.$V18];[.$AJ18])" office:value-type="float"/>
          <table:table-cell table:formula="of:=MIN([.$I18];[.$W18];[.$AK18])" office:value-type="float"/>
          <table:table-cell table:formula="of:=MIN([.$J18];[.$X18];[.$AL18])" office:value-type="float"/>
          <table:table-cell table:formula="of:=MIN([.$K18];[.$Y18];[.$AM18])" office:value-type="float"/>
          <table:table-cell table:formula="of:=MIN([.$L18];[.$Z18];[.$AN18])" office:value-type="float"/>
          <table:table-cell table:formula="of:=MIN([.$M18];[.$AA18];[.$AO18])" office:value-type="float"/>
          <table:table-cell table:formula="of:=MIN([.$N18];[.$AB18];[.$AP18])" office:value-type="float"/>
          <table:table-cell table:formula="of:=MIN([.$O18];[.$AC18];[.$AQ18])" office:value-type="float"/>
          <table:table-cell table:formula="of:=MEDIAN([.$B18];[.$P18];[.$AD18])" office:value-type="float"/>
          <table:table-cell table:formula="of:=MEDIAN([.$C18];[.$Q18];[.$AE18])" office:value-type="float"/>
          <table:table-cell table:formula="of:=MEDIAN([.$D18];[.$R18];[.$AF18])" office:value-type="float"/>
          <table:table-cell table:formula="of:=MEDIAN([.$E18];[.$S18];[.$AG18])" office:value-type="float"/>
          <table:table-cell table:formula="of:=MEDIAN([.$F18];[.$T18];[.$AH18])" office:value-type="float"/>
          <table:table-cell table:formula="of:=MEDIAN([.$G18];[.$U18];[.$AI18])" office:value-type="float"/>
          <table:table-cell table:formula="of:=MEDIAN([.$H18];[.$V18];[.$AJ18])" office:value-type="float"/>
          <table:table-cell table:formula="of:=MEDIAN([.$I18];[.$W18];[.$AK18])" office:value-type="float"/>
          <table:table-cell table:formula="of:=MEDIAN([.$J18];[.$X18];[.$AL18])" office:value-type="float"/>
          <table:table-cell table:formula="of:=MEDIAN([.$K18];[.$Y18];[.$AM18])" office:value-type="float"/>
          <table:table-cell table:formula="of:=MEDIAN([.$L18];[.$Z18];[.$AN18])" office:value-type="float"/>
          <table:table-cell table:formula="of:=MEDIAN([.$M18];[.$AA18];[.$AO18])" office:value-type="float"/>
          <table:table-cell table:formula="of:=MEDIAN([.$N18];[.$AB18];[.$AP18])" office:value-type="float"/>
          <table:table-cell table:formula="of:=MEDIAN([.$O18];[.$AC18];[.$AQ18])" office:value-type="float"/>
          <table:table-cell table:formula="of:=MAX([.$B18];[.$P18];[.$AD18])" office:value-type="float"/>
          <table:table-cell table:formula="of:=MAX([.$C18];[.$Q18];[.$AE18])" office:value-type="float"/>
          <table:table-cell table:formula="of:=MAX([.$D18];[.$R18];[.$AF18])" office:value-type="float"/>
          <table:table-cell table:formula="of:=MAX([.$E18];[.$S18];[.$AG18])" office:value-type="float"/>
          <table:table-cell table:formula="of:=MAX([.$F18];[.$T18];[.$AH18])" office:value-type="float"/>
          <table:table-cell table:formula="of:=MAX([.$G18];[.$U18];[.$AI18])" office:value-type="float"/>
          <table:table-cell table:formula="of:=MAX([.$H18];[.$V18];[.$AJ18])" office:value-type="float"/>
          <table:table-cell table:formula="of:=MAX([.$I18];[.$W18];[.$AK18])" office:value-type="float"/>
          <table:table-cell table:formula="of:=MAX([.$J18];[.$X18];[.$AL18])" office:value-type="float"/>
          <table:table-cell table:formula="of:=MAX([.$K18];[.$Y18];[.$AM18])" office:value-type="float"/>
          <table:table-cell table:formula="of:=MAX([.$L18];[.$Z18];[.$AN18])" office:value-type="float"/>
          <table:table-cell table:formula="of:=MAX([.$M18];[.$AA18];[.$AO18])" office:value-type="float"/>
          <table:table-cell table:formula="of:=MAX([.$N18];[.$AB18];[.$AP18])" office:value-type="float"/>
          <table:table-cell table:formula="of:=MAX([.$O18];[.$AC18];[.$AQ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3.2287"/>
          <table:table-cell office:value-type="float" office:value="0.2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0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71508"/>
          <table:table-cell office:value-type="float" office:value="0.2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32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93411"/>
          <table:table-cell office:value-type="float" office:value="0.2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014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9];[.$P19];[.$AD19])" office:value-type="float"/>
          <table:table-cell table:formula="of:=MIN([.$C19];[.$Q19];[.$AE19])" office:value-type="float"/>
          <table:table-cell table:formula="of:=MIN([.$D19];[.$R19];[.$AF19])" office:value-type="float"/>
          <table:table-cell table:formula="of:=MIN([.$E19];[.$S19];[.$AG19])" office:value-type="float"/>
          <table:table-cell table:formula="of:=MIN([.$F19];[.$T19];[.$AH19])" office:value-type="float"/>
          <table:table-cell table:formula="of:=MIN([.$G19];[.$U19];[.$AI19])" office:value-type="float"/>
          <table:table-cell table:formula="of:=MIN([.$H19];[.$V19];[.$AJ19])" office:value-type="float"/>
          <table:table-cell table:formula="of:=MIN([.$I19];[.$W19];[.$AK19])" office:value-type="float"/>
          <table:table-cell table:formula="of:=MIN([.$J19];[.$X19];[.$AL19])" office:value-type="float"/>
          <table:table-cell table:formula="of:=MIN([.$K19];[.$Y19];[.$AM19])" office:value-type="float"/>
          <table:table-cell table:formula="of:=MIN([.$L19];[.$Z19];[.$AN19])" office:value-type="float"/>
          <table:table-cell table:formula="of:=MIN([.$M19];[.$AA19];[.$AO19])" office:value-type="float"/>
          <table:table-cell table:formula="of:=MIN([.$N19];[.$AB19];[.$AP19])" office:value-type="float"/>
          <table:table-cell table:formula="of:=MIN([.$O19];[.$AC19];[.$AQ19])" office:value-type="float"/>
          <table:table-cell table:formula="of:=MEDIAN([.$B19];[.$P19];[.$AD19])" office:value-type="float"/>
          <table:table-cell table:formula="of:=MEDIAN([.$C19];[.$Q19];[.$AE19])" office:value-type="float"/>
          <table:table-cell table:formula="of:=MEDIAN([.$D19];[.$R19];[.$AF19])" office:value-type="float"/>
          <table:table-cell table:formula="of:=MEDIAN([.$E19];[.$S19];[.$AG19])" office:value-type="float"/>
          <table:table-cell table:formula="of:=MEDIAN([.$F19];[.$T19];[.$AH19])" office:value-type="float"/>
          <table:table-cell table:formula="of:=MEDIAN([.$G19];[.$U19];[.$AI19])" office:value-type="float"/>
          <table:table-cell table:formula="of:=MEDIAN([.$H19];[.$V19];[.$AJ19])" office:value-type="float"/>
          <table:table-cell table:formula="of:=MEDIAN([.$I19];[.$W19];[.$AK19])" office:value-type="float"/>
          <table:table-cell table:formula="of:=MEDIAN([.$J19];[.$X19];[.$AL19])" office:value-type="float"/>
          <table:table-cell table:formula="of:=MEDIAN([.$K19];[.$Y19];[.$AM19])" office:value-type="float"/>
          <table:table-cell table:formula="of:=MEDIAN([.$L19];[.$Z19];[.$AN19])" office:value-type="float"/>
          <table:table-cell table:formula="of:=MEDIAN([.$M19];[.$AA19];[.$AO19])" office:value-type="float"/>
          <table:table-cell table:formula="of:=MEDIAN([.$N19];[.$AB19];[.$AP19])" office:value-type="float"/>
          <table:table-cell table:formula="of:=MEDIAN([.$O19];[.$AC19];[.$AQ19])" office:value-type="float"/>
          <table:table-cell table:formula="of:=MAX([.$B19];[.$P19];[.$AD19])" office:value-type="float"/>
          <table:table-cell table:formula="of:=MAX([.$C19];[.$Q19];[.$AE19])" office:value-type="float"/>
          <table:table-cell table:formula="of:=MAX([.$D19];[.$R19];[.$AF19])" office:value-type="float"/>
          <table:table-cell table:formula="of:=MAX([.$E19];[.$S19];[.$AG19])" office:value-type="float"/>
          <table:table-cell table:formula="of:=MAX([.$F19];[.$T19];[.$AH19])" office:value-type="float"/>
          <table:table-cell table:formula="of:=MAX([.$G19];[.$U19];[.$AI19])" office:value-type="float"/>
          <table:table-cell table:formula="of:=MAX([.$H19];[.$V19];[.$AJ19])" office:value-type="float"/>
          <table:table-cell table:formula="of:=MAX([.$I19];[.$W19];[.$AK19])" office:value-type="float"/>
          <table:table-cell table:formula="of:=MAX([.$J19];[.$X19];[.$AL19])" office:value-type="float"/>
          <table:table-cell table:formula="of:=MAX([.$K19];[.$Y19];[.$AM19])" office:value-type="float"/>
          <table:table-cell table:formula="of:=MAX([.$L19];[.$Z19];[.$AN19])" office:value-type="float"/>
          <table:table-cell table:formula="of:=MAX([.$M19];[.$AA19];[.$AO19])" office:value-type="float"/>
          <table:table-cell table:formula="of:=MAX([.$N19];[.$AB19];[.$AP19])" office:value-type="float"/>
          <table:table-cell table:formula="of:=MAX([.$O19];[.$AC19];[.$AQ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3.24874"/>
          <table:table-cell office:value-type="float" office:value="0.2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32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2869"/>
          <table:table-cell office:value-type="float" office:value="0.2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3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70272"/>
          <table:table-cell office:value-type="float" office:value="0.2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852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0];[.$P20];[.$AD20])" office:value-type="float"/>
          <table:table-cell table:formula="of:=MIN([.$C20];[.$Q20];[.$AE20])" office:value-type="float"/>
          <table:table-cell table:formula="of:=MIN([.$D20];[.$R20];[.$AF20])" office:value-type="float"/>
          <table:table-cell table:formula="of:=MIN([.$E20];[.$S20];[.$AG20])" office:value-type="float"/>
          <table:table-cell table:formula="of:=MIN([.$F20];[.$T20];[.$AH20])" office:value-type="float"/>
          <table:table-cell table:formula="of:=MIN([.$G20];[.$U20];[.$AI20])" office:value-type="float"/>
          <table:table-cell table:formula="of:=MIN([.$H20];[.$V20];[.$AJ20])" office:value-type="float"/>
          <table:table-cell table:formula="of:=MIN([.$I20];[.$W20];[.$AK20])" office:value-type="float"/>
          <table:table-cell table:formula="of:=MIN([.$J20];[.$X20];[.$AL20])" office:value-type="float"/>
          <table:table-cell table:formula="of:=MIN([.$K20];[.$Y20];[.$AM20])" office:value-type="float"/>
          <table:table-cell table:formula="of:=MIN([.$L20];[.$Z20];[.$AN20])" office:value-type="float"/>
          <table:table-cell table:formula="of:=MIN([.$M20];[.$AA20];[.$AO20])" office:value-type="float"/>
          <table:table-cell table:formula="of:=MIN([.$N20];[.$AB20];[.$AP20])" office:value-type="float"/>
          <table:table-cell table:formula="of:=MIN([.$O20];[.$AC20];[.$AQ20])" office:value-type="float"/>
          <table:table-cell table:formula="of:=MEDIAN([.$B20];[.$P20];[.$AD20])" office:value-type="float"/>
          <table:table-cell table:formula="of:=MEDIAN([.$C20];[.$Q20];[.$AE20])" office:value-type="float"/>
          <table:table-cell table:formula="of:=MEDIAN([.$D20];[.$R20];[.$AF20])" office:value-type="float"/>
          <table:table-cell table:formula="of:=MEDIAN([.$E20];[.$S20];[.$AG20])" office:value-type="float"/>
          <table:table-cell table:formula="of:=MEDIAN([.$F20];[.$T20];[.$AH20])" office:value-type="float"/>
          <table:table-cell table:formula="of:=MEDIAN([.$G20];[.$U20];[.$AI20])" office:value-type="float"/>
          <table:table-cell table:formula="of:=MEDIAN([.$H20];[.$V20];[.$AJ20])" office:value-type="float"/>
          <table:table-cell table:formula="of:=MEDIAN([.$I20];[.$W20];[.$AK20])" office:value-type="float"/>
          <table:table-cell table:formula="of:=MEDIAN([.$J20];[.$X20];[.$AL20])" office:value-type="float"/>
          <table:table-cell table:formula="of:=MEDIAN([.$K20];[.$Y20];[.$AM20])" office:value-type="float"/>
          <table:table-cell table:formula="of:=MEDIAN([.$L20];[.$Z20];[.$AN20])" office:value-type="float"/>
          <table:table-cell table:formula="of:=MEDIAN([.$M20];[.$AA20];[.$AO20])" office:value-type="float"/>
          <table:table-cell table:formula="of:=MEDIAN([.$N20];[.$AB20];[.$AP20])" office:value-type="float"/>
          <table:table-cell table:formula="of:=MEDIAN([.$O20];[.$AC20];[.$AQ20])" office:value-type="float"/>
          <table:table-cell table:formula="of:=MAX([.$B20];[.$P20];[.$AD20])" office:value-type="float"/>
          <table:table-cell table:formula="of:=MAX([.$C20];[.$Q20];[.$AE20])" office:value-type="float"/>
          <table:table-cell table:formula="of:=MAX([.$D20];[.$R20];[.$AF20])" office:value-type="float"/>
          <table:table-cell table:formula="of:=MAX([.$E20];[.$S20];[.$AG20])" office:value-type="float"/>
          <table:table-cell table:formula="of:=MAX([.$F20];[.$T20];[.$AH20])" office:value-type="float"/>
          <table:table-cell table:formula="of:=MAX([.$G20];[.$U20];[.$AI20])" office:value-type="float"/>
          <table:table-cell table:formula="of:=MAX([.$H20];[.$V20];[.$AJ20])" office:value-type="float"/>
          <table:table-cell table:formula="of:=MAX([.$I20];[.$W20];[.$AK20])" office:value-type="float"/>
          <table:table-cell table:formula="of:=MAX([.$J20];[.$X20];[.$AL20])" office:value-type="float"/>
          <table:table-cell table:formula="of:=MAX([.$K20];[.$Y20];[.$AM20])" office:value-type="float"/>
          <table:table-cell table:formula="of:=MAX([.$L20];[.$Z20];[.$AN20])" office:value-type="float"/>
          <table:table-cell table:formula="of:=MAX([.$M20];[.$AA20];[.$AO20])" office:value-type="float"/>
          <table:table-cell table:formula="of:=MAX([.$N20];[.$AB20];[.$AP20])" office:value-type="float"/>
          <table:table-cell table:formula="of:=MAX([.$O20];[.$AC20];[.$AQ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3.3559"/>
          <table:table-cell office:value-type="float" office:value="0.295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0.0"/>
          <table:table-cell office:value-type="float" office:value="861.0"/>
          <table:table-cell office:value-type="float" office:value="41482.0"/>
          <table:table-cell office:value-type="float" office:value="135961.0"/>
          <table:table-cell office:value-type="float" office:value="1290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367"/>
          <table:table-cell office:value-type="float" office:value="0.298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12.0"/>
          <table:table-cell office:value-type="float" office:value="2643.0"/>
          <table:table-cell office:value-type="float" office:value="41482.0"/>
          <table:table-cell office:value-type="float" office:value="135961.0"/>
          <table:table-cell office:value-type="float" office:value="1495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17406"/>
          <table:table-cell office:value-type="float" office:value="0.719"/>
          <table:table-cell office:value-type="float" office:value="0.37"/>
          <table:table-cell office:value-type="float" office:value="1.0"/>
          <table:table-cell office:value-type="float" office:value="0.0"/>
          <table:table-cell office:value-type="float" office:value="22.0"/>
          <table:table-cell office:value-type="float" office:value="3733.0"/>
          <table:table-cell office:value-type="float" office:value="12534.0"/>
          <table:table-cell office:value-type="float" office:value="41810.0"/>
          <table:table-cell office:value-type="float" office:value="137207.0"/>
          <table:table-cell office:value-type="float" office:value="14730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1];[.$P21];[.$AD21])" office:value-type="float"/>
          <table:table-cell table:formula="of:=MIN([.$C21];[.$Q21];[.$AE21])" office:value-type="float"/>
          <table:table-cell table:formula="of:=MIN([.$D21];[.$R21];[.$AF21])" office:value-type="float"/>
          <table:table-cell table:formula="of:=MIN([.$E21];[.$S21];[.$AG21])" office:value-type="float"/>
          <table:table-cell table:formula="of:=MIN([.$F21];[.$T21];[.$AH21])" office:value-type="float"/>
          <table:table-cell table:formula="of:=MIN([.$G21];[.$U21];[.$AI21])" office:value-type="float"/>
          <table:table-cell table:formula="of:=MIN([.$H21];[.$V21];[.$AJ21])" office:value-type="float"/>
          <table:table-cell table:formula="of:=MIN([.$I21];[.$W21];[.$AK21])" office:value-type="float"/>
          <table:table-cell table:formula="of:=MIN([.$J21];[.$X21];[.$AL21])" office:value-type="float"/>
          <table:table-cell table:formula="of:=MIN([.$K21];[.$Y21];[.$AM21])" office:value-type="float"/>
          <table:table-cell table:formula="of:=MIN([.$L21];[.$Z21];[.$AN21])" office:value-type="float"/>
          <table:table-cell table:formula="of:=MIN([.$M21];[.$AA21];[.$AO21])" office:value-type="float"/>
          <table:table-cell table:formula="of:=MIN([.$N21];[.$AB21];[.$AP21])" office:value-type="float"/>
          <table:table-cell table:formula="of:=MIN([.$O21];[.$AC21];[.$AQ21])" office:value-type="float"/>
          <table:table-cell table:formula="of:=MEDIAN([.$B21];[.$P21];[.$AD21])" office:value-type="float"/>
          <table:table-cell table:formula="of:=MEDIAN([.$C21];[.$Q21];[.$AE21])" office:value-type="float"/>
          <table:table-cell table:formula="of:=MEDIAN([.$D21];[.$R21];[.$AF21])" office:value-type="float"/>
          <table:table-cell table:formula="of:=MEDIAN([.$E21];[.$S21];[.$AG21])" office:value-type="float"/>
          <table:table-cell table:formula="of:=MEDIAN([.$F21];[.$T21];[.$AH21])" office:value-type="float"/>
          <table:table-cell table:formula="of:=MEDIAN([.$G21];[.$U21];[.$AI21])" office:value-type="float"/>
          <table:table-cell table:formula="of:=MEDIAN([.$H21];[.$V21];[.$AJ21])" office:value-type="float"/>
          <table:table-cell table:formula="of:=MEDIAN([.$I21];[.$W21];[.$AK21])" office:value-type="float"/>
          <table:table-cell table:formula="of:=MEDIAN([.$J21];[.$X21];[.$AL21])" office:value-type="float"/>
          <table:table-cell table:formula="of:=MEDIAN([.$K21];[.$Y21];[.$AM21])" office:value-type="float"/>
          <table:table-cell table:formula="of:=MEDIAN([.$L21];[.$Z21];[.$AN21])" office:value-type="float"/>
          <table:table-cell table:formula="of:=MEDIAN([.$M21];[.$AA21];[.$AO21])" office:value-type="float"/>
          <table:table-cell table:formula="of:=MEDIAN([.$N21];[.$AB21];[.$AP21])" office:value-type="float"/>
          <table:table-cell table:formula="of:=MEDIAN([.$O21];[.$AC21];[.$AQ21])" office:value-type="float"/>
          <table:table-cell table:formula="of:=MAX([.$B21];[.$P21];[.$AD21])" office:value-type="float"/>
          <table:table-cell table:formula="of:=MAX([.$C21];[.$Q21];[.$AE21])" office:value-type="float"/>
          <table:table-cell table:formula="of:=MAX([.$D21];[.$R21];[.$AF21])" office:value-type="float"/>
          <table:table-cell table:formula="of:=MAX([.$E21];[.$S21];[.$AG21])" office:value-type="float"/>
          <table:table-cell table:formula="of:=MAX([.$F21];[.$T21];[.$AH21])" office:value-type="float"/>
          <table:table-cell table:formula="of:=MAX([.$G21];[.$U21];[.$AI21])" office:value-type="float"/>
          <table:table-cell table:formula="of:=MAX([.$H21];[.$V21];[.$AJ21])" office:value-type="float"/>
          <table:table-cell table:formula="of:=MAX([.$I21];[.$W21];[.$AK21])" office:value-type="float"/>
          <table:table-cell table:formula="of:=MAX([.$J21];[.$X21];[.$AL21])" office:value-type="float"/>
          <table:table-cell table:formula="of:=MAX([.$K21];[.$Y21];[.$AM21])" office:value-type="float"/>
          <table:table-cell table:formula="of:=MAX([.$L21];[.$Z21];[.$AN21])" office:value-type="float"/>
          <table:table-cell table:formula="of:=MAX([.$M21];[.$AA21];[.$AO21])" office:value-type="float"/>
          <table:table-cell table:formula="of:=MAX([.$N21];[.$AB21];[.$AP21])" office:value-type="float"/>
          <table:table-cell table:formula="of:=MAX([.$O21];[.$AC21];[.$AQ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3.2684"/>
          <table:table-cell office:value-type="float" office:value="0.2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74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25368"/>
          <table:table-cell office:value-type="float" office:value="0.2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68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71724"/>
          <table:table-cell office:value-type="float" office:value="0.26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712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2];[.$P22];[.$AD22])" office:value-type="float"/>
          <table:table-cell table:formula="of:=MIN([.$C22];[.$Q22];[.$AE22])" office:value-type="float"/>
          <table:table-cell table:formula="of:=MIN([.$D22];[.$R22];[.$AF22])" office:value-type="float"/>
          <table:table-cell table:formula="of:=MIN([.$E22];[.$S22];[.$AG22])" office:value-type="float"/>
          <table:table-cell table:formula="of:=MIN([.$F22];[.$T22];[.$AH22])" office:value-type="float"/>
          <table:table-cell table:formula="of:=MIN([.$G22];[.$U22];[.$AI22])" office:value-type="float"/>
          <table:table-cell table:formula="of:=MIN([.$H22];[.$V22];[.$AJ22])" office:value-type="float"/>
          <table:table-cell table:formula="of:=MIN([.$I22];[.$W22];[.$AK22])" office:value-type="float"/>
          <table:table-cell table:formula="of:=MIN([.$J22];[.$X22];[.$AL22])" office:value-type="float"/>
          <table:table-cell table:formula="of:=MIN([.$K22];[.$Y22];[.$AM22])" office:value-type="float"/>
          <table:table-cell table:formula="of:=MIN([.$L22];[.$Z22];[.$AN22])" office:value-type="float"/>
          <table:table-cell table:formula="of:=MIN([.$M22];[.$AA22];[.$AO22])" office:value-type="float"/>
          <table:table-cell table:formula="of:=MIN([.$N22];[.$AB22];[.$AP22])" office:value-type="float"/>
          <table:table-cell table:formula="of:=MIN([.$O22];[.$AC22];[.$AQ22])" office:value-type="float"/>
          <table:table-cell table:formula="of:=MEDIAN([.$B22];[.$P22];[.$AD22])" office:value-type="float"/>
          <table:table-cell table:formula="of:=MEDIAN([.$C22];[.$Q22];[.$AE22])" office:value-type="float"/>
          <table:table-cell table:formula="of:=MEDIAN([.$D22];[.$R22];[.$AF22])" office:value-type="float"/>
          <table:table-cell table:formula="of:=MEDIAN([.$E22];[.$S22];[.$AG22])" office:value-type="float"/>
          <table:table-cell table:formula="of:=MEDIAN([.$F22];[.$T22];[.$AH22])" office:value-type="float"/>
          <table:table-cell table:formula="of:=MEDIAN([.$G22];[.$U22];[.$AI22])" office:value-type="float"/>
          <table:table-cell table:formula="of:=MEDIAN([.$H22];[.$V22];[.$AJ22])" office:value-type="float"/>
          <table:table-cell table:formula="of:=MEDIAN([.$I22];[.$W22];[.$AK22])" office:value-type="float"/>
          <table:table-cell table:formula="of:=MEDIAN([.$J22];[.$X22];[.$AL22])" office:value-type="float"/>
          <table:table-cell table:formula="of:=MEDIAN([.$K22];[.$Y22];[.$AM22])" office:value-type="float"/>
          <table:table-cell table:formula="of:=MEDIAN([.$L22];[.$Z22];[.$AN22])" office:value-type="float"/>
          <table:table-cell table:formula="of:=MEDIAN([.$M22];[.$AA22];[.$AO22])" office:value-type="float"/>
          <table:table-cell table:formula="of:=MEDIAN([.$N22];[.$AB22];[.$AP22])" office:value-type="float"/>
          <table:table-cell table:formula="of:=MEDIAN([.$O22];[.$AC22];[.$AQ22])" office:value-type="float"/>
          <table:table-cell table:formula="of:=MAX([.$B22];[.$P22];[.$AD22])" office:value-type="float"/>
          <table:table-cell table:formula="of:=MAX([.$C22];[.$Q22];[.$AE22])" office:value-type="float"/>
          <table:table-cell table:formula="of:=MAX([.$D22];[.$R22];[.$AF22])" office:value-type="float"/>
          <table:table-cell table:formula="of:=MAX([.$E22];[.$S22];[.$AG22])" office:value-type="float"/>
          <table:table-cell table:formula="of:=MAX([.$F22];[.$T22];[.$AH22])" office:value-type="float"/>
          <table:table-cell table:formula="of:=MAX([.$G22];[.$U22];[.$AI22])" office:value-type="float"/>
          <table:table-cell table:formula="of:=MAX([.$H22];[.$V22];[.$AJ22])" office:value-type="float"/>
          <table:table-cell table:formula="of:=MAX([.$I22];[.$W22];[.$AK22])" office:value-type="float"/>
          <table:table-cell table:formula="of:=MAX([.$J22];[.$X22];[.$AL22])" office:value-type="float"/>
          <table:table-cell table:formula="of:=MAX([.$K22];[.$Y22];[.$AM22])" office:value-type="float"/>
          <table:table-cell table:formula="of:=MAX([.$L22];[.$Z22];[.$AN22])" office:value-type="float"/>
          <table:table-cell table:formula="of:=MAX([.$M22];[.$AA22];[.$AO22])" office:value-type="float"/>
          <table:table-cell table:formula="of:=MAX([.$N22];[.$AB22];[.$AP22])" office:value-type="float"/>
          <table:table-cell table:formula="of:=MAX([.$O22];[.$AC22];[.$AQ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2.36661"/>
          <table:table-cell office:value-type="float" office:value="0.133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803.0"/>
          <table:table-cell office:value-type="float" office:value="1538.0"/>
          <table:table-cell office:value-type="float" office:value="6415.0"/>
          <table:table-cell office:value-type="float" office:value="21647.0"/>
          <table:table-cell office:value-type="float" office:value="1230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2612"/>
          <table:table-cell office:value-type="float" office:value="0.07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6.0"/>
          <table:table-cell office:value-type="float" office:value="618.0"/>
          <table:table-cell office:value-type="float" office:value="6415.0"/>
          <table:table-cell office:value-type="float" office:value="21647.0"/>
          <table:table-cell office:value-type="float" office:value="1343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40182"/>
          <table:table-cell office:value-type="float" office:value="0.06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8.0"/>
          <table:table-cell office:value-type="float" office:value="6469.0"/>
          <table:table-cell office:value-type="float" office:value="21856.0"/>
          <table:table-cell office:value-type="float" office:value="12901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3];[.$P23];[.$AD23])" office:value-type="float"/>
          <table:table-cell table:formula="of:=MIN([.$C23];[.$Q23];[.$AE23])" office:value-type="float"/>
          <table:table-cell table:formula="of:=MIN([.$D23];[.$R23];[.$AF23])" office:value-type="float"/>
          <table:table-cell table:formula="of:=MIN([.$E23];[.$S23];[.$AG23])" office:value-type="float"/>
          <table:table-cell table:formula="of:=MIN([.$F23];[.$T23];[.$AH23])" office:value-type="float"/>
          <table:table-cell table:formula="of:=MIN([.$G23];[.$U23];[.$AI23])" office:value-type="float"/>
          <table:table-cell table:formula="of:=MIN([.$H23];[.$V23];[.$AJ23])" office:value-type="float"/>
          <table:table-cell table:formula="of:=MIN([.$I23];[.$W23];[.$AK23])" office:value-type="float"/>
          <table:table-cell table:formula="of:=MIN([.$J23];[.$X23];[.$AL23])" office:value-type="float"/>
          <table:table-cell table:formula="of:=MIN([.$K23];[.$Y23];[.$AM23])" office:value-type="float"/>
          <table:table-cell table:formula="of:=MIN([.$L23];[.$Z23];[.$AN23])" office:value-type="float"/>
          <table:table-cell table:formula="of:=MIN([.$M23];[.$AA23];[.$AO23])" office:value-type="float"/>
          <table:table-cell table:formula="of:=MIN([.$N23];[.$AB23];[.$AP23])" office:value-type="float"/>
          <table:table-cell table:formula="of:=MIN([.$O23];[.$AC23];[.$AQ23])" office:value-type="float"/>
          <table:table-cell table:formula="of:=MEDIAN([.$B23];[.$P23];[.$AD23])" office:value-type="float"/>
          <table:table-cell table:formula="of:=MEDIAN([.$C23];[.$Q23];[.$AE23])" office:value-type="float"/>
          <table:table-cell table:formula="of:=MEDIAN([.$D23];[.$R23];[.$AF23])" office:value-type="float"/>
          <table:table-cell table:formula="of:=MEDIAN([.$E23];[.$S23];[.$AG23])" office:value-type="float"/>
          <table:table-cell table:formula="of:=MEDIAN([.$F23];[.$T23];[.$AH23])" office:value-type="float"/>
          <table:table-cell table:formula="of:=MEDIAN([.$G23];[.$U23];[.$AI23])" office:value-type="float"/>
          <table:table-cell table:formula="of:=MEDIAN([.$H23];[.$V23];[.$AJ23])" office:value-type="float"/>
          <table:table-cell table:formula="of:=MEDIAN([.$I23];[.$W23];[.$AK23])" office:value-type="float"/>
          <table:table-cell table:formula="of:=MEDIAN([.$J23];[.$X23];[.$AL23])" office:value-type="float"/>
          <table:table-cell table:formula="of:=MEDIAN([.$K23];[.$Y23];[.$AM23])" office:value-type="float"/>
          <table:table-cell table:formula="of:=MEDIAN([.$L23];[.$Z23];[.$AN23])" office:value-type="float"/>
          <table:table-cell table:formula="of:=MEDIAN([.$M23];[.$AA23];[.$AO23])" office:value-type="float"/>
          <table:table-cell table:formula="of:=MEDIAN([.$N23];[.$AB23];[.$AP23])" office:value-type="float"/>
          <table:table-cell table:formula="of:=MEDIAN([.$O23];[.$AC23];[.$AQ23])" office:value-type="float"/>
          <table:table-cell table:formula="of:=MAX([.$B23];[.$P23];[.$AD23])" office:value-type="float"/>
          <table:table-cell table:formula="of:=MAX([.$C23];[.$Q23];[.$AE23])" office:value-type="float"/>
          <table:table-cell table:formula="of:=MAX([.$D23];[.$R23];[.$AF23])" office:value-type="float"/>
          <table:table-cell table:formula="of:=MAX([.$E23];[.$S23];[.$AG23])" office:value-type="float"/>
          <table:table-cell table:formula="of:=MAX([.$F23];[.$T23];[.$AH23])" office:value-type="float"/>
          <table:table-cell table:formula="of:=MAX([.$G23];[.$U23];[.$AI23])" office:value-type="float"/>
          <table:table-cell table:formula="of:=MAX([.$H23];[.$V23];[.$AJ23])" office:value-type="float"/>
          <table:table-cell table:formula="of:=MAX([.$I23];[.$W23];[.$AK23])" office:value-type="float"/>
          <table:table-cell table:formula="of:=MAX([.$J23];[.$X23];[.$AL23])" office:value-type="float"/>
          <table:table-cell table:formula="of:=MAX([.$K23];[.$Y23];[.$AM23])" office:value-type="float"/>
          <table:table-cell table:formula="of:=MAX([.$L23];[.$Z23];[.$AN23])" office:value-type="float"/>
          <table:table-cell table:formula="of:=MAX([.$M23];[.$AA23];[.$AO23])" office:value-type="float"/>
          <table:table-cell table:formula="of:=MAX([.$N23];[.$AB23];[.$AP23])" office:value-type="float"/>
          <table:table-cell table:formula="of:=MAX([.$O23];[.$AC23];[.$AQ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2.33825"/>
          <table:table-cell office:value-type="float" office:value="0.122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614.0"/>
          <table:table-cell office:value-type="float" office:value="1169.0"/>
          <table:table-cell office:value-type="float" office:value="6415.0"/>
          <table:table-cell office:value-type="float" office:value="21647.0"/>
          <table:table-cell office:value-type="float" office:value="1272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31359"/>
          <table:table-cell office:value-type="float" office:value="0.10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56.0"/>
          <table:table-cell office:value-type="float" office:value="967.0"/>
          <table:table-cell office:value-type="float" office:value="6415.0"/>
          <table:table-cell office:value-type="float" office:value="21647.0"/>
          <table:table-cell office:value-type="float" office:value="1230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28093"/>
          <table:table-cell office:value-type="float" office:value="0.07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2.0"/>
          <table:table-cell office:value-type="float" office:value="6469.0"/>
          <table:table-cell office:value-type="float" office:value="21856.0"/>
          <table:table-cell office:value-type="float" office:value="12874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4];[.$P24];[.$AD24])" office:value-type="float"/>
          <table:table-cell table:formula="of:=MIN([.$C24];[.$Q24];[.$AE24])" office:value-type="float"/>
          <table:table-cell table:formula="of:=MIN([.$D24];[.$R24];[.$AF24])" office:value-type="float"/>
          <table:table-cell table:formula="of:=MIN([.$E24];[.$S24];[.$AG24])" office:value-type="float"/>
          <table:table-cell table:formula="of:=MIN([.$F24];[.$T24];[.$AH24])" office:value-type="float"/>
          <table:table-cell table:formula="of:=MIN([.$G24];[.$U24];[.$AI24])" office:value-type="float"/>
          <table:table-cell table:formula="of:=MIN([.$H24];[.$V24];[.$AJ24])" office:value-type="float"/>
          <table:table-cell table:formula="of:=MIN([.$I24];[.$W24];[.$AK24])" office:value-type="float"/>
          <table:table-cell table:formula="of:=MIN([.$J24];[.$X24];[.$AL24])" office:value-type="float"/>
          <table:table-cell table:formula="of:=MIN([.$K24];[.$Y24];[.$AM24])" office:value-type="float"/>
          <table:table-cell table:formula="of:=MIN([.$L24];[.$Z24];[.$AN24])" office:value-type="float"/>
          <table:table-cell table:formula="of:=MIN([.$M24];[.$AA24];[.$AO24])" office:value-type="float"/>
          <table:table-cell table:formula="of:=MIN([.$N24];[.$AB24];[.$AP24])" office:value-type="float"/>
          <table:table-cell table:formula="of:=MIN([.$O24];[.$AC24];[.$AQ24])" office:value-type="float"/>
          <table:table-cell table:formula="of:=MEDIAN([.$B24];[.$P24];[.$AD24])" office:value-type="float"/>
          <table:table-cell table:formula="of:=MEDIAN([.$C24];[.$Q24];[.$AE24])" office:value-type="float"/>
          <table:table-cell table:formula="of:=MEDIAN([.$D24];[.$R24];[.$AF24])" office:value-type="float"/>
          <table:table-cell table:formula="of:=MEDIAN([.$E24];[.$S24];[.$AG24])" office:value-type="float"/>
          <table:table-cell table:formula="of:=MEDIAN([.$F24];[.$T24];[.$AH24])" office:value-type="float"/>
          <table:table-cell table:formula="of:=MEDIAN([.$G24];[.$U24];[.$AI24])" office:value-type="float"/>
          <table:table-cell table:formula="of:=MEDIAN([.$H24];[.$V24];[.$AJ24])" office:value-type="float"/>
          <table:table-cell table:formula="of:=MEDIAN([.$I24];[.$W24];[.$AK24])" office:value-type="float"/>
          <table:table-cell table:formula="of:=MEDIAN([.$J24];[.$X24];[.$AL24])" office:value-type="float"/>
          <table:table-cell table:formula="of:=MEDIAN([.$K24];[.$Y24];[.$AM24])" office:value-type="float"/>
          <table:table-cell table:formula="of:=MEDIAN([.$L24];[.$Z24];[.$AN24])" office:value-type="float"/>
          <table:table-cell table:formula="of:=MEDIAN([.$M24];[.$AA24];[.$AO24])" office:value-type="float"/>
          <table:table-cell table:formula="of:=MEDIAN([.$N24];[.$AB24];[.$AP24])" office:value-type="float"/>
          <table:table-cell table:formula="of:=MEDIAN([.$O24];[.$AC24];[.$AQ24])" office:value-type="float"/>
          <table:table-cell table:formula="of:=MAX([.$B24];[.$P24];[.$AD24])" office:value-type="float"/>
          <table:table-cell table:formula="of:=MAX([.$C24];[.$Q24];[.$AE24])" office:value-type="float"/>
          <table:table-cell table:formula="of:=MAX([.$D24];[.$R24];[.$AF24])" office:value-type="float"/>
          <table:table-cell table:formula="of:=MAX([.$E24];[.$S24];[.$AG24])" office:value-type="float"/>
          <table:table-cell table:formula="of:=MAX([.$F24];[.$T24];[.$AH24])" office:value-type="float"/>
          <table:table-cell table:formula="of:=MAX([.$G24];[.$U24];[.$AI24])" office:value-type="float"/>
          <table:table-cell table:formula="of:=MAX([.$H24];[.$V24];[.$AJ24])" office:value-type="float"/>
          <table:table-cell table:formula="of:=MAX([.$I24];[.$W24];[.$AK24])" office:value-type="float"/>
          <table:table-cell table:formula="of:=MAX([.$J24];[.$X24];[.$AL24])" office:value-type="float"/>
          <table:table-cell table:formula="of:=MAX([.$K24];[.$Y24];[.$AM24])" office:value-type="float"/>
          <table:table-cell table:formula="of:=MAX([.$L24];[.$Z24];[.$AN24])" office:value-type="float"/>
          <table:table-cell table:formula="of:=MAX([.$M24];[.$AA24];[.$AO24])" office:value-type="float"/>
          <table:table-cell table:formula="of:=MAX([.$N24];[.$AB24];[.$AP24])" office:value-type="float"/>
          <table:table-cell table:formula="of:=MAX([.$O24];[.$AC24];[.$AQ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2.30565"/>
          <table:table-cell office:value-type="float" office:value="0.07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93.0"/>
          <table:table-cell office:value-type="float" office:value="700.0"/>
          <table:table-cell office:value-type="float" office:value="6415.0"/>
          <table:table-cell office:value-type="float" office:value="21647.0"/>
          <table:table-cell office:value-type="float" office:value="1253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29741"/>
          <table:table-cell office:value-type="float" office:value="0.09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82.0"/>
          <table:table-cell office:value-type="float" office:value="597.0"/>
          <table:table-cell office:value-type="float" office:value="6415.0"/>
          <table:table-cell office:value-type="float" office:value="21647.0"/>
          <table:table-cell office:value-type="float" office:value="1493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37774"/>
          <table:table-cell office:value-type="float" office:value="0.08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.0"/>
          <table:table-cell office:value-type="float" office:value="6469.0"/>
          <table:table-cell office:value-type="float" office:value="21856.0"/>
          <table:table-cell office:value-type="float" office:value="12901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5];[.$P25];[.$AD25])" office:value-type="float"/>
          <table:table-cell table:formula="of:=MIN([.$C25];[.$Q25];[.$AE25])" office:value-type="float"/>
          <table:table-cell table:formula="of:=MIN([.$D25];[.$R25];[.$AF25])" office:value-type="float"/>
          <table:table-cell table:formula="of:=MIN([.$E25];[.$S25];[.$AG25])" office:value-type="float"/>
          <table:table-cell table:formula="of:=MIN([.$F25];[.$T25];[.$AH25])" office:value-type="float"/>
          <table:table-cell table:formula="of:=MIN([.$G25];[.$U25];[.$AI25])" office:value-type="float"/>
          <table:table-cell table:formula="of:=MIN([.$H25];[.$V25];[.$AJ25])" office:value-type="float"/>
          <table:table-cell table:formula="of:=MIN([.$I25];[.$W25];[.$AK25])" office:value-type="float"/>
          <table:table-cell table:formula="of:=MIN([.$J25];[.$X25];[.$AL25])" office:value-type="float"/>
          <table:table-cell table:formula="of:=MIN([.$K25];[.$Y25];[.$AM25])" office:value-type="float"/>
          <table:table-cell table:formula="of:=MIN([.$L25];[.$Z25];[.$AN25])" office:value-type="float"/>
          <table:table-cell table:formula="of:=MIN([.$M25];[.$AA25];[.$AO25])" office:value-type="float"/>
          <table:table-cell table:formula="of:=MIN([.$N25];[.$AB25];[.$AP25])" office:value-type="float"/>
          <table:table-cell table:formula="of:=MIN([.$O25];[.$AC25];[.$AQ25])" office:value-type="float"/>
          <table:table-cell table:formula="of:=MEDIAN([.$B25];[.$P25];[.$AD25])" office:value-type="float"/>
          <table:table-cell table:formula="of:=MEDIAN([.$C25];[.$Q25];[.$AE25])" office:value-type="float"/>
          <table:table-cell table:formula="of:=MEDIAN([.$D25];[.$R25];[.$AF25])" office:value-type="float"/>
          <table:table-cell table:formula="of:=MEDIAN([.$E25];[.$S25];[.$AG25])" office:value-type="float"/>
          <table:table-cell table:formula="of:=MEDIAN([.$F25];[.$T25];[.$AH25])" office:value-type="float"/>
          <table:table-cell table:formula="of:=MEDIAN([.$G25];[.$U25];[.$AI25])" office:value-type="float"/>
          <table:table-cell table:formula="of:=MEDIAN([.$H25];[.$V25];[.$AJ25])" office:value-type="float"/>
          <table:table-cell table:formula="of:=MEDIAN([.$I25];[.$W25];[.$AK25])" office:value-type="float"/>
          <table:table-cell table:formula="of:=MEDIAN([.$J25];[.$X25];[.$AL25])" office:value-type="float"/>
          <table:table-cell table:formula="of:=MEDIAN([.$K25];[.$Y25];[.$AM25])" office:value-type="float"/>
          <table:table-cell table:formula="of:=MEDIAN([.$L25];[.$Z25];[.$AN25])" office:value-type="float"/>
          <table:table-cell table:formula="of:=MEDIAN([.$M25];[.$AA25];[.$AO25])" office:value-type="float"/>
          <table:table-cell table:formula="of:=MEDIAN([.$N25];[.$AB25];[.$AP25])" office:value-type="float"/>
          <table:table-cell table:formula="of:=MEDIAN([.$O25];[.$AC25];[.$AQ25])" office:value-type="float"/>
          <table:table-cell table:formula="of:=MAX([.$B25];[.$P25];[.$AD25])" office:value-type="float"/>
          <table:table-cell table:formula="of:=MAX([.$C25];[.$Q25];[.$AE25])" office:value-type="float"/>
          <table:table-cell table:formula="of:=MAX([.$D25];[.$R25];[.$AF25])" office:value-type="float"/>
          <table:table-cell table:formula="of:=MAX([.$E25];[.$S25];[.$AG25])" office:value-type="float"/>
          <table:table-cell table:formula="of:=MAX([.$F25];[.$T25];[.$AH25])" office:value-type="float"/>
          <table:table-cell table:formula="of:=MAX([.$G25];[.$U25];[.$AI25])" office:value-type="float"/>
          <table:table-cell table:formula="of:=MAX([.$H25];[.$V25];[.$AJ25])" office:value-type="float"/>
          <table:table-cell table:formula="of:=MAX([.$I25];[.$W25];[.$AK25])" office:value-type="float"/>
          <table:table-cell table:formula="of:=MAX([.$J25];[.$X25];[.$AL25])" office:value-type="float"/>
          <table:table-cell table:formula="of:=MAX([.$K25];[.$Y25];[.$AM25])" office:value-type="float"/>
          <table:table-cell table:formula="of:=MAX([.$L25];[.$Z25];[.$AN25])" office:value-type="float"/>
          <table:table-cell table:formula="of:=MAX([.$M25];[.$AA25];[.$AO25])" office:value-type="float"/>
          <table:table-cell table:formula="of:=MAX([.$N25];[.$AB25];[.$AP25])" office:value-type="float"/>
          <table:table-cell table:formula="of:=MAX([.$O25];[.$AC25];[.$AQ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2.22739"/>
          <table:table-cell office:value-type="float" office:value="0.07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5.0"/>
          <table:table-cell office:value-type="float" office:value="236.0"/>
          <table:table-cell office:value-type="float" office:value="6415.0"/>
          <table:table-cell office:value-type="float" office:value="21647.0"/>
          <table:table-cell office:value-type="float" office:value="1230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31557"/>
          <table:table-cell office:value-type="float" office:value="0.07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86.0"/>
          <table:table-cell office:value-type="float" office:value="665.0"/>
          <table:table-cell office:value-type="float" office:value="6415.0"/>
          <table:table-cell office:value-type="float" office:value="21647.0"/>
          <table:table-cell office:value-type="float" office:value="1271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34856"/>
          <table:table-cell office:value-type="float" office:value="0.07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.0"/>
          <table:table-cell office:value-type="float" office:value="6469.0"/>
          <table:table-cell office:value-type="float" office:value="21856.0"/>
          <table:table-cell office:value-type="float" office:value="12901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6];[.$P26];[.$AD26])" office:value-type="float"/>
          <table:table-cell table:formula="of:=MIN([.$C26];[.$Q26];[.$AE26])" office:value-type="float"/>
          <table:table-cell table:formula="of:=MIN([.$D26];[.$R26];[.$AF26])" office:value-type="float"/>
          <table:table-cell table:formula="of:=MIN([.$E26];[.$S26];[.$AG26])" office:value-type="float"/>
          <table:table-cell table:formula="of:=MIN([.$F26];[.$T26];[.$AH26])" office:value-type="float"/>
          <table:table-cell table:formula="of:=MIN([.$G26];[.$U26];[.$AI26])" office:value-type="float"/>
          <table:table-cell table:formula="of:=MIN([.$H26];[.$V26];[.$AJ26])" office:value-type="float"/>
          <table:table-cell table:formula="of:=MIN([.$I26];[.$W26];[.$AK26])" office:value-type="float"/>
          <table:table-cell table:formula="of:=MIN([.$J26];[.$X26];[.$AL26])" office:value-type="float"/>
          <table:table-cell table:formula="of:=MIN([.$K26];[.$Y26];[.$AM26])" office:value-type="float"/>
          <table:table-cell table:formula="of:=MIN([.$L26];[.$Z26];[.$AN26])" office:value-type="float"/>
          <table:table-cell table:formula="of:=MIN([.$M26];[.$AA26];[.$AO26])" office:value-type="float"/>
          <table:table-cell table:formula="of:=MIN([.$N26];[.$AB26];[.$AP26])" office:value-type="float"/>
          <table:table-cell table:formula="of:=MIN([.$O26];[.$AC26];[.$AQ26])" office:value-type="float"/>
          <table:table-cell table:formula="of:=MEDIAN([.$B26];[.$P26];[.$AD26])" office:value-type="float"/>
          <table:table-cell table:formula="of:=MEDIAN([.$C26];[.$Q26];[.$AE26])" office:value-type="float"/>
          <table:table-cell table:formula="of:=MEDIAN([.$D26];[.$R26];[.$AF26])" office:value-type="float"/>
          <table:table-cell table:formula="of:=MEDIAN([.$E26];[.$S26];[.$AG26])" office:value-type="float"/>
          <table:table-cell table:formula="of:=MEDIAN([.$F26];[.$T26];[.$AH26])" office:value-type="float"/>
          <table:table-cell table:formula="of:=MEDIAN([.$G26];[.$U26];[.$AI26])" office:value-type="float"/>
          <table:table-cell table:formula="of:=MEDIAN([.$H26];[.$V26];[.$AJ26])" office:value-type="float"/>
          <table:table-cell table:formula="of:=MEDIAN([.$I26];[.$W26];[.$AK26])" office:value-type="float"/>
          <table:table-cell table:formula="of:=MEDIAN([.$J26];[.$X26];[.$AL26])" office:value-type="float"/>
          <table:table-cell table:formula="of:=MEDIAN([.$K26];[.$Y26];[.$AM26])" office:value-type="float"/>
          <table:table-cell table:formula="of:=MEDIAN([.$L26];[.$Z26];[.$AN26])" office:value-type="float"/>
          <table:table-cell table:formula="of:=MEDIAN([.$M26];[.$AA26];[.$AO26])" office:value-type="float"/>
          <table:table-cell table:formula="of:=MEDIAN([.$N26];[.$AB26];[.$AP26])" office:value-type="float"/>
          <table:table-cell table:formula="of:=MEDIAN([.$O26];[.$AC26];[.$AQ26])" office:value-type="float"/>
          <table:table-cell table:formula="of:=MAX([.$B26];[.$P26];[.$AD26])" office:value-type="float"/>
          <table:table-cell table:formula="of:=MAX([.$C26];[.$Q26];[.$AE26])" office:value-type="float"/>
          <table:table-cell table:formula="of:=MAX([.$D26];[.$R26];[.$AF26])" office:value-type="float"/>
          <table:table-cell table:formula="of:=MAX([.$E26];[.$S26];[.$AG26])" office:value-type="float"/>
          <table:table-cell table:formula="of:=MAX([.$F26];[.$T26];[.$AH26])" office:value-type="float"/>
          <table:table-cell table:formula="of:=MAX([.$G26];[.$U26];[.$AI26])" office:value-type="float"/>
          <table:table-cell table:formula="of:=MAX([.$H26];[.$V26];[.$AJ26])" office:value-type="float"/>
          <table:table-cell table:formula="of:=MAX([.$I26];[.$W26];[.$AK26])" office:value-type="float"/>
          <table:table-cell table:formula="of:=MAX([.$J26];[.$X26];[.$AL26])" office:value-type="float"/>
          <table:table-cell table:formula="of:=MAX([.$K26];[.$Y26];[.$AM26])" office:value-type="float"/>
          <table:table-cell table:formula="of:=MAX([.$L26];[.$Z26];[.$AN26])" office:value-type="float"/>
          <table:table-cell table:formula="of:=MAX([.$M26];[.$AA26];[.$AO26])" office:value-type="float"/>
          <table:table-cell table:formula="of:=MAX([.$N26];[.$AB26];[.$AP26])" office:value-type="float"/>
          <table:table-cell table:formula="of:=MAX([.$O26];[.$AC26];[.$AQ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2.27082"/>
          <table:table-cell office:value-type="float" office:value="0.09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440.0"/>
          <table:table-cell office:value-type="float" office:value="1276.0"/>
          <table:table-cell office:value-type="float" office:value="6415.0"/>
          <table:table-cell office:value-type="float" office:value="21647.0"/>
          <table:table-cell office:value-type="float" office:value="1271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31208"/>
          <table:table-cell office:value-type="float" office:value="0.096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424.0"/>
          <table:table-cell office:value-type="float" office:value="1043.0"/>
          <table:table-cell office:value-type="float" office:value="6415.0"/>
          <table:table-cell office:value-type="float" office:value="21647.0"/>
          <table:table-cell office:value-type="float" office:value="1230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40523"/>
          <table:table-cell office:value-type="float" office:value="0.06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0.0"/>
          <table:table-cell office:value-type="float" office:value="6469.0"/>
          <table:table-cell office:value-type="float" office:value="21856.0"/>
          <table:table-cell office:value-type="float" office:value="1288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7];[.$P27];[.$AD27])" office:value-type="float"/>
          <table:table-cell table:formula="of:=MIN([.$C27];[.$Q27];[.$AE27])" office:value-type="float"/>
          <table:table-cell table:formula="of:=MIN([.$D27];[.$R27];[.$AF27])" office:value-type="float"/>
          <table:table-cell table:formula="of:=MIN([.$E27];[.$S27];[.$AG27])" office:value-type="float"/>
          <table:table-cell table:formula="of:=MIN([.$F27];[.$T27];[.$AH27])" office:value-type="float"/>
          <table:table-cell table:formula="of:=MIN([.$G27];[.$U27];[.$AI27])" office:value-type="float"/>
          <table:table-cell table:formula="of:=MIN([.$H27];[.$V27];[.$AJ27])" office:value-type="float"/>
          <table:table-cell table:formula="of:=MIN([.$I27];[.$W27];[.$AK27])" office:value-type="float"/>
          <table:table-cell table:formula="of:=MIN([.$J27];[.$X27];[.$AL27])" office:value-type="float"/>
          <table:table-cell table:formula="of:=MIN([.$K27];[.$Y27];[.$AM27])" office:value-type="float"/>
          <table:table-cell table:formula="of:=MIN([.$L27];[.$Z27];[.$AN27])" office:value-type="float"/>
          <table:table-cell table:formula="of:=MIN([.$M27];[.$AA27];[.$AO27])" office:value-type="float"/>
          <table:table-cell table:formula="of:=MIN([.$N27];[.$AB27];[.$AP27])" office:value-type="float"/>
          <table:table-cell table:formula="of:=MIN([.$O27];[.$AC27];[.$AQ27])" office:value-type="float"/>
          <table:table-cell table:formula="of:=MEDIAN([.$B27];[.$P27];[.$AD27])" office:value-type="float"/>
          <table:table-cell table:formula="of:=MEDIAN([.$C27];[.$Q27];[.$AE27])" office:value-type="float"/>
          <table:table-cell table:formula="of:=MEDIAN([.$D27];[.$R27];[.$AF27])" office:value-type="float"/>
          <table:table-cell table:formula="of:=MEDIAN([.$E27];[.$S27];[.$AG27])" office:value-type="float"/>
          <table:table-cell table:formula="of:=MEDIAN([.$F27];[.$T27];[.$AH27])" office:value-type="float"/>
          <table:table-cell table:formula="of:=MEDIAN([.$G27];[.$U27];[.$AI27])" office:value-type="float"/>
          <table:table-cell table:formula="of:=MEDIAN([.$H27];[.$V27];[.$AJ27])" office:value-type="float"/>
          <table:table-cell table:formula="of:=MEDIAN([.$I27];[.$W27];[.$AK27])" office:value-type="float"/>
          <table:table-cell table:formula="of:=MEDIAN([.$J27];[.$X27];[.$AL27])" office:value-type="float"/>
          <table:table-cell table:formula="of:=MEDIAN([.$K27];[.$Y27];[.$AM27])" office:value-type="float"/>
          <table:table-cell table:formula="of:=MEDIAN([.$L27];[.$Z27];[.$AN27])" office:value-type="float"/>
          <table:table-cell table:formula="of:=MEDIAN([.$M27];[.$AA27];[.$AO27])" office:value-type="float"/>
          <table:table-cell table:formula="of:=MEDIAN([.$N27];[.$AB27];[.$AP27])" office:value-type="float"/>
          <table:table-cell table:formula="of:=MEDIAN([.$O27];[.$AC27];[.$AQ27])" office:value-type="float"/>
          <table:table-cell table:formula="of:=MAX([.$B27];[.$P27];[.$AD27])" office:value-type="float"/>
          <table:table-cell table:formula="of:=MAX([.$C27];[.$Q27];[.$AE27])" office:value-type="float"/>
          <table:table-cell table:formula="of:=MAX([.$D27];[.$R27];[.$AF27])" office:value-type="float"/>
          <table:table-cell table:formula="of:=MAX([.$E27];[.$S27];[.$AG27])" office:value-type="float"/>
          <table:table-cell table:formula="of:=MAX([.$F27];[.$T27];[.$AH27])" office:value-type="float"/>
          <table:table-cell table:formula="of:=MAX([.$G27];[.$U27];[.$AI27])" office:value-type="float"/>
          <table:table-cell table:formula="of:=MAX([.$H27];[.$V27];[.$AJ27])" office:value-type="float"/>
          <table:table-cell table:formula="of:=MAX([.$I27];[.$W27];[.$AK27])" office:value-type="float"/>
          <table:table-cell table:formula="of:=MAX([.$J27];[.$X27];[.$AL27])" office:value-type="float"/>
          <table:table-cell table:formula="of:=MAX([.$K27];[.$Y27];[.$AM27])" office:value-type="float"/>
          <table:table-cell table:formula="of:=MAX([.$L27];[.$Z27];[.$AN27])" office:value-type="float"/>
          <table:table-cell table:formula="of:=MAX([.$M27];[.$AA27];[.$AO27])" office:value-type="float"/>
          <table:table-cell table:formula="of:=MAX([.$N27];[.$AB27];[.$AP27])" office:value-type="float"/>
          <table:table-cell table:formula="of:=MAX([.$O27];[.$AC27];[.$AQ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R3:.$AR27])^2)^0.5" office:value-type="float"/>
          <table:table-cell table:number-matrix-columns-spanned="1" table:number-matrix-rows-spanned="1" table:formula="of:=SUM(([.C3:.C27]-[.$AS3:.$AS27])^2)^0.5" office:value-type="float"/>
          <table:table-cell table:number-matrix-columns-spanned="1" table:number-matrix-rows-spanned="1" table:formula="of:=SUM(([.D3:.D27]-[.$AT3:.$AT27])^2)^0.5" office:value-type="float"/>
          <table:table-cell table:number-matrix-columns-spanned="1" table:number-matrix-rows-spanned="1" table:formula="of:=SUM(([.E3:.E27]-[.$AU3:.$AU27])^2)^0.5" office:value-type="float"/>
          <table:table-cell table:number-matrix-columns-spanned="1" table:number-matrix-rows-spanned="1" table:formula="of:=SUM(([.F3:.F27]-[.$AV3:.$AV27])^2)^0.5" office:value-type="float"/>
          <table:table-cell table:number-matrix-columns-spanned="1" table:number-matrix-rows-spanned="1" table:formula="of:=SUM(([.G3:.G27]-[.$AW3:.$AW27])^2)^0.5" office:value-type="float"/>
          <table:table-cell table:number-matrix-columns-spanned="1" table:number-matrix-rows-spanned="1" table:formula="of:=SUM(([.H3:.H27]-[.$AX3:.$AX27])^2)^0.5" office:value-type="float"/>
          <table:table-cell table:number-matrix-columns-spanned="1" table:number-matrix-rows-spanned="1" table:formula="of:=SUM(([.I3:.I27]-[.$AY3:.$AY27])^2)^0.5" office:value-type="float"/>
          <table:table-cell table:number-matrix-columns-spanned="1" table:number-matrix-rows-spanned="1" table:formula="of:=SUM(([.J3:.J27]-[.$AZ3:.$AZ27])^2)^0.5" office:value-type="float"/>
          <table:table-cell table:number-matrix-columns-spanned="1" table:number-matrix-rows-spanned="1" table:formula="of:=SUM(([.K3:.K27]-[.$BA3:.$BA27])^2)^0.5" office:value-type="float"/>
          <table:table-cell table:number-matrix-columns-spanned="1" table:number-matrix-rows-spanned="1" table:formula="of:=SUM(([.L3:.L27]-[.$BB3:.$BB27])^2)^0.5" office:value-type="float"/>
          <table:table-cell table:number-matrix-columns-spanned="1" table:number-matrix-rows-spanned="1" table:formula="of:=SUM(([.M3:.M27]-[.$BC3:.$BC27])^2)^0.5" office:value-type="float"/>
          <table:table-cell table:number-matrix-columns-spanned="1" table:number-matrix-rows-spanned="1" table:formula="of:=SUM(([.N3:.N27]-[.$BD3:.$BD27])^2)^0.5" office:value-type="float"/>
          <table:table-cell table:number-matrix-columns-spanned="1" table:number-matrix-rows-spanned="1" table:formula="of:=SUM(([.O3:.O27]-[.$BE3:.$BE27])^2)^0.5" office:value-type="float"/>
          <table:table-cell table:number-matrix-columns-spanned="1" table:number-matrix-rows-spanned="1" table:formula="of:=SUM(([.P3:.P27]-[.$AR3:.$AR27])^2)^0.5" office:value-type="float"/>
          <table:table-cell table:number-matrix-columns-spanned="1" table:number-matrix-rows-spanned="1" table:formula="of:=SUM(([.Q3:.Q27]-[.$AS3:.$AS27])^2)^0.5" office:value-type="float"/>
          <table:table-cell table:number-matrix-columns-spanned="1" table:number-matrix-rows-spanned="1" table:formula="of:=SUM(([.R3:.R27]-[.$AT3:.$AT27])^2)^0.5" office:value-type="float"/>
          <table:table-cell table:number-matrix-columns-spanned="1" table:number-matrix-rows-spanned="1" table:formula="of:=SUM(([.S3:.S27]-[.$AU3:.$AU27])^2)^0.5" office:value-type="float"/>
          <table:table-cell table:number-matrix-columns-spanned="1" table:number-matrix-rows-spanned="1" table:formula="of:=SUM(([.T3:.T27]-[.$AV3:.$AV27])^2)^0.5" office:value-type="float"/>
          <table:table-cell table:number-matrix-columns-spanned="1" table:number-matrix-rows-spanned="1" table:formula="of:=SUM(([.U3:.U27]-[.$AW3:.$AW27])^2)^0.5" office:value-type="float"/>
          <table:table-cell table:number-matrix-columns-spanned="1" table:number-matrix-rows-spanned="1" table:formula="of:=SUM(([.V3:.V27]-[.$AX3:.$AX27])^2)^0.5" office:value-type="float"/>
          <table:table-cell table:number-matrix-columns-spanned="1" table:number-matrix-rows-spanned="1" table:formula="of:=SUM(([.W3:.W27]-[.$AY3:.$AY27])^2)^0.5" office:value-type="float"/>
          <table:table-cell table:number-matrix-columns-spanned="1" table:number-matrix-rows-spanned="1" table:formula="of:=SUM(([.X3:.X27]-[.$AZ3:.$AZ27])^2)^0.5" office:value-type="float"/>
          <table:table-cell table:number-matrix-columns-spanned="1" table:number-matrix-rows-spanned="1" table:formula="of:=SUM(([.Y3:.Y27]-[.$BA3:.$BA27])^2)^0.5" office:value-type="float"/>
          <table:table-cell table:number-matrix-columns-spanned="1" table:number-matrix-rows-spanned="1" table:formula="of:=SUM(([.Z3:.Z27]-[.$BB3:.$BB27])^2)^0.5" office:value-type="float"/>
          <table:table-cell table:number-matrix-columns-spanned="1" table:number-matrix-rows-spanned="1" table:formula="of:=SUM(([.AA3:.AA27]-[.$BC3:.$BC27])^2)^0.5" office:value-type="float"/>
          <table:table-cell table:number-matrix-columns-spanned="1" table:number-matrix-rows-spanned="1" table:formula="of:=SUM(([.AB3:.AB27]-[.$BD3:.$BD27])^2)^0.5" office:value-type="float"/>
          <table:table-cell table:number-matrix-columns-spanned="1" table:number-matrix-rows-spanned="1" table:formula="of:=SUM(([.AC3:.AC27]-[.$BE3:.$BE27])^2)^0.5" office:value-type="float"/>
          <table:table-cell table:number-matrix-columns-spanned="1" table:number-matrix-rows-spanned="1" table:formula="of:=SUM(([.AD3:.AD27]-[.$AR3:.$AR27])^2)^0.5" office:value-type="float"/>
          <table:table-cell table:number-matrix-columns-spanned="1" table:number-matrix-rows-spanned="1" table:formula="of:=SUM(([.AE3:.AE27]-[.$AS3:.$AS27])^2)^0.5" office:value-type="float"/>
          <table:table-cell table:number-matrix-columns-spanned="1" table:number-matrix-rows-spanned="1" table:formula="of:=SUM(([.AF3:.AF27]-[.$AT3:.$AT27])^2)^0.5" office:value-type="float"/>
          <table:table-cell table:number-matrix-columns-spanned="1" table:number-matrix-rows-spanned="1" table:formula="of:=SUM(([.AG3:.AG27]-[.$AU3:.$AU27])^2)^0.5" office:value-type="float"/>
          <table:table-cell table:number-matrix-columns-spanned="1" table:number-matrix-rows-spanned="1" table:formula="of:=SUM(([.AH3:.AH27]-[.$AV3:.$AV27])^2)^0.5" office:value-type="float"/>
          <table:table-cell table:number-matrix-columns-spanned="1" table:number-matrix-rows-spanned="1" table:formula="of:=SUM(([.AI3:.AI27]-[.$AW3:.$AW27])^2)^0.5" office:value-type="float"/>
          <table:table-cell table:number-matrix-columns-spanned="1" table:number-matrix-rows-spanned="1" table:formula="of:=SUM(([.AJ3:.AJ27]-[.$AX3:.$AX27])^2)^0.5" office:value-type="float"/>
          <table:table-cell table:number-matrix-columns-spanned="1" table:number-matrix-rows-spanned="1" table:formula="of:=SUM(([.AK3:.AK27]-[.$AY3:.$AY27])^2)^0.5" office:value-type="float"/>
          <table:table-cell table:number-matrix-columns-spanned="1" table:number-matrix-rows-spanned="1" table:formula="of:=SUM(([.AL3:.AL27]-[.$AZ3:.$AZ27])^2)^0.5" office:value-type="float"/>
          <table:table-cell table:number-matrix-columns-spanned="1" table:number-matrix-rows-spanned="1" table:formula="of:=SUM(([.AM3:.AM27]-[.$BA3:.$BA27])^2)^0.5" office:value-type="float"/>
          <table:table-cell table:number-matrix-columns-spanned="1" table:number-matrix-rows-spanned="1" table:formula="of:=SUM(([.AN3:.AN27]-[.$BB3:.$BB27])^2)^0.5" office:value-type="float"/>
          <table:table-cell table:number-matrix-columns-spanned="1" table:number-matrix-rows-spanned="1" table:formula="of:=SUM(([.AO3:.AO27]-[.$BC3:.$BC27])^2)^0.5" office:value-type="float"/>
          <table:table-cell table:number-matrix-columns-spanned="1" table:number-matrix-rows-spanned="1" table:formula="of:=SUM(([.AP3:.AP27]-[.$BD3:.$BD27])^2)^0.5" office:value-type="float"/>
          <table:table-cell table:number-matrix-columns-spanned="1" table:number-matrix-rows-spanned="1" table:formula="of:=SUM(([.AQ3:.AQ27]-[.$BE3:.$BE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  <table:table-cell table:number-matrix-columns-spanned="1" table:number-matrix-rows-spanned="1" table:formula="of:=SUM([.P3:.P27]=[.$AR3:.$AR27])" office:value-type="float"/>
          <table:table-cell table:number-matrix-columns-spanned="1" table:number-matrix-rows-spanned="1" table:formula="of:=SUM([.Q3:.Q27]=[.$AS3:.$AS27])" office:value-type="float"/>
          <table:table-cell table:number-matrix-columns-spanned="1" table:number-matrix-rows-spanned="1" table:formula="of:=SUM([.R3:.R27]=[.$AT3:.$AT27])" office:value-type="float"/>
          <table:table-cell table:number-matrix-columns-spanned="1" table:number-matrix-rows-spanned="1" table:formula="of:=SUM([.S3:.S27]=[.$AU3:.$AU27])" office:value-type="float"/>
          <table:table-cell table:number-matrix-columns-spanned="1" table:number-matrix-rows-spanned="1" table:formula="of:=SUM([.T3:.T27]=[.$AV3:.$AV27])" office:value-type="float"/>
          <table:table-cell table:number-matrix-columns-spanned="1" table:number-matrix-rows-spanned="1" table:formula="of:=SUM([.U3:.U27]=[.$AW3:.$AW27])" office:value-type="float"/>
          <table:table-cell table:number-matrix-columns-spanned="1" table:number-matrix-rows-spanned="1" table:formula="of:=SUM([.V3:.V27]=[.$AX3:.$AX27])" office:value-type="float"/>
          <table:table-cell table:number-matrix-columns-spanned="1" table:number-matrix-rows-spanned="1" table:formula="of:=SUM([.W3:.W27]=[.$AY3:.$AY27])" office:value-type="float"/>
          <table:table-cell table:number-matrix-columns-spanned="1" table:number-matrix-rows-spanned="1" table:formula="of:=SUM([.X3:.X27]=[.$AZ3:.$AZ27])" office:value-type="float"/>
          <table:table-cell table:number-matrix-columns-spanned="1" table:number-matrix-rows-spanned="1" table:formula="of:=SUM([.Y3:.Y27]=[.$BA3:.$BA27])" office:value-type="float"/>
          <table:table-cell table:number-matrix-columns-spanned="1" table:number-matrix-rows-spanned="1" table:formula="of:=SUM([.Z3:.Z27]=[.$BB3:.$BB27])" office:value-type="float"/>
          <table:table-cell table:number-matrix-columns-spanned="1" table:number-matrix-rows-spanned="1" table:formula="of:=SUM([.AA3:.AA27]=[.$BC3:.$BC27])" office:value-type="float"/>
          <table:table-cell table:number-matrix-columns-spanned="1" table:number-matrix-rows-spanned="1" table:formula="of:=SUM([.AB3:.AB27]=[.$BD3:.$BD27])" office:value-type="float"/>
          <table:table-cell table:number-matrix-columns-spanned="1" table:number-matrix-rows-spanned="1" table:formula="of:=SUM([.AC3:.AC27]=[.$BE3:.$BE27])" office:value-type="float"/>
          <table:table-cell table:number-matrix-columns-spanned="1" table:number-matrix-rows-spanned="1" table:formula="of:=SUM([.AD3:.AD27]=[.$AR3:.$AR27])" office:value-type="float"/>
          <table:table-cell table:number-matrix-columns-spanned="1" table:number-matrix-rows-spanned="1" table:formula="of:=SUM([.AE3:.AE27]=[.$AS3:.$AS27])" office:value-type="float"/>
          <table:table-cell table:number-matrix-columns-spanned="1" table:number-matrix-rows-spanned="1" table:formula="of:=SUM([.AF3:.AF27]=[.$AT3:.$AT27])" office:value-type="float"/>
          <table:table-cell table:number-matrix-columns-spanned="1" table:number-matrix-rows-spanned="1" table:formula="of:=SUM([.AG3:.AG27]=[.$AU3:.$AU27])" office:value-type="float"/>
          <table:table-cell table:number-matrix-columns-spanned="1" table:number-matrix-rows-spanned="1" table:formula="of:=SUM([.AH3:.AH27]=[.$AV3:.$AV27])" office:value-type="float"/>
          <table:table-cell table:number-matrix-columns-spanned="1" table:number-matrix-rows-spanned="1" table:formula="of:=SUM([.AI3:.AI27]=[.$AW3:.$AW27])" office:value-type="float"/>
          <table:table-cell table:number-matrix-columns-spanned="1" table:number-matrix-rows-spanned="1" table:formula="of:=SUM([.AJ3:.AJ27]=[.$AX3:.$AX27])" office:value-type="float"/>
          <table:table-cell table:number-matrix-columns-spanned="1" table:number-matrix-rows-spanned="1" table:formula="of:=SUM([.AK3:.AK27]=[.$AY3:.$AY27])" office:value-type="float"/>
          <table:table-cell table:number-matrix-columns-spanned="1" table:number-matrix-rows-spanned="1" table:formula="of:=SUM([.AL3:.AL27]=[.$AZ3:.$AZ27])" office:value-type="float"/>
          <table:table-cell table:number-matrix-columns-spanned="1" table:number-matrix-rows-spanned="1" table:formula="of:=SUM([.AM3:.AM27]=[.$BA3:.$BA27])" office:value-type="float"/>
          <table:table-cell table:number-matrix-columns-spanned="1" table:number-matrix-rows-spanned="1" table:formula="of:=SUM([.AN3:.AN27]=[.$BB3:.$BB27])" office:value-type="float"/>
          <table:table-cell table:number-matrix-columns-spanned="1" table:number-matrix-rows-spanned="1" table:formula="of:=SUM([.AO3:.AO27]=[.$BC3:.$BC27])" office:value-type="float"/>
          <table:table-cell table:number-matrix-columns-spanned="1" table:number-matrix-rows-spanned="1" table:formula="of:=SUM([.AP3:.AP27]=[.$BD3:.$BD27])" office:value-type="float"/>
          <table:table-cell table:number-matrix-columns-spanned="1" table:number-matrix-rows-spanned="1" table:formula="of:=SUM([.AQ3:.AQ27]=[.$BE3:.$BE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F3:.$BF27])" office:value-type="float"/>
          <table:table-cell table:number-matrix-columns-spanned="1" table:number-matrix-rows-spanned="1" table:formula="of:=SUM([.C3:.C27]&lt;[.$BG3:.$BG27])" office:value-type="float"/>
          <table:table-cell table:number-matrix-columns-spanned="1" table:number-matrix-rows-spanned="1" table:formula="of:=SUM([.D3:.D27]&lt;[.$BH3:.$BH27])" office:value-type="float"/>
          <table:table-cell table:number-matrix-columns-spanned="1" table:number-matrix-rows-spanned="1" table:formula="of:=SUM([.E3:.E27]&lt;[.$BI3:.$BI27])" office:value-type="float"/>
          <table:table-cell table:number-matrix-columns-spanned="1" table:number-matrix-rows-spanned="1" table:formula="of:=SUM([.F3:.F27]&lt;[.$BJ3:.$BJ27])" office:value-type="float"/>
          <table:table-cell table:number-matrix-columns-spanned="1" table:number-matrix-rows-spanned="1" table:formula="of:=SUM([.G3:.G27]&lt;[.$BK3:.$BK27])" office:value-type="float"/>
          <table:table-cell table:number-matrix-columns-spanned="1" table:number-matrix-rows-spanned="1" table:formula="of:=SUM([.H3:.H27]&lt;[.$BL3:.$BL27])" office:value-type="float"/>
          <table:table-cell table:number-matrix-columns-spanned="1" table:number-matrix-rows-spanned="1" table:formula="of:=SUM([.I3:.I27]&lt;[.$BM3:.$BM27])" office:value-type="float"/>
          <table:table-cell table:number-matrix-columns-spanned="1" table:number-matrix-rows-spanned="1" table:formula="of:=SUM([.J3:.J27]&lt;[.$BN3:.$BN27])" office:value-type="float"/>
          <table:table-cell table:number-matrix-columns-spanned="1" table:number-matrix-rows-spanned="1" table:formula="of:=SUM([.K3:.K27]&lt;[.$BO3:.$BO27])" office:value-type="float"/>
          <table:table-cell table:number-matrix-columns-spanned="1" table:number-matrix-rows-spanned="1" table:formula="of:=SUM([.L3:.L27]&lt;[.$BP3:.$BP27])" office:value-type="float"/>
          <table:table-cell table:number-matrix-columns-spanned="1" table:number-matrix-rows-spanned="1" table:formula="of:=SUM([.M3:.M27]&lt;[.$BQ3:.$BQ27])" office:value-type="float"/>
          <table:table-cell table:number-matrix-columns-spanned="1" table:number-matrix-rows-spanned="1" table:formula="of:=SUM([.N3:.N27]&lt;[.$BR3:.$BR27])" office:value-type="float"/>
          <table:table-cell table:number-matrix-columns-spanned="1" table:number-matrix-rows-spanned="1" table:formula="of:=SUM([.O3:.O27]&lt;[.$BS3:.$BS27])" office:value-type="float"/>
          <table:table-cell table:number-matrix-columns-spanned="1" table:number-matrix-rows-spanned="1" table:formula="of:=SUM([.P3:.P27]&lt;[.$BF3:.$BF27])" office:value-type="float"/>
          <table:table-cell table:number-matrix-columns-spanned="1" table:number-matrix-rows-spanned="1" table:formula="of:=SUM([.Q3:.Q27]&lt;[.$BG3:.$BG27])" office:value-type="float"/>
          <table:table-cell table:number-matrix-columns-spanned="1" table:number-matrix-rows-spanned="1" table:formula="of:=SUM([.R3:.R27]&lt;[.$BH3:.$BH27])" office:value-type="float"/>
          <table:table-cell table:number-matrix-columns-spanned="1" table:number-matrix-rows-spanned="1" table:formula="of:=SUM([.S3:.S27]&lt;[.$BI3:.$BI27])" office:value-type="float"/>
          <table:table-cell table:number-matrix-columns-spanned="1" table:number-matrix-rows-spanned="1" table:formula="of:=SUM([.T3:.T27]&lt;[.$BJ3:.$BJ27])" office:value-type="float"/>
          <table:table-cell table:number-matrix-columns-spanned="1" table:number-matrix-rows-spanned="1" table:formula="of:=SUM([.U3:.U27]&lt;[.$BK3:.$BK27])" office:value-type="float"/>
          <table:table-cell table:number-matrix-columns-spanned="1" table:number-matrix-rows-spanned="1" table:formula="of:=SUM([.V3:.V27]&lt;[.$BL3:.$BL27])" office:value-type="float"/>
          <table:table-cell table:number-matrix-columns-spanned="1" table:number-matrix-rows-spanned="1" table:formula="of:=SUM([.W3:.W27]&lt;[.$BM3:.$BM27])" office:value-type="float"/>
          <table:table-cell table:number-matrix-columns-spanned="1" table:number-matrix-rows-spanned="1" table:formula="of:=SUM([.X3:.X27]&lt;[.$BN3:.$BN27])" office:value-type="float"/>
          <table:table-cell table:number-matrix-columns-spanned="1" table:number-matrix-rows-spanned="1" table:formula="of:=SUM([.Y3:.Y27]&lt;[.$BO3:.$BO27])" office:value-type="float"/>
          <table:table-cell table:number-matrix-columns-spanned="1" table:number-matrix-rows-spanned="1" table:formula="of:=SUM([.Z3:.Z27]&lt;[.$BP3:.$BP27])" office:value-type="float"/>
          <table:table-cell table:number-matrix-columns-spanned="1" table:number-matrix-rows-spanned="1" table:formula="of:=SUM([.AA3:.AA27]&lt;[.$BQ3:.$BQ27])" office:value-type="float"/>
          <table:table-cell table:number-matrix-columns-spanned="1" table:number-matrix-rows-spanned="1" table:formula="of:=SUM([.AB3:.AB27]&lt;[.$BR3:.$BR27])" office:value-type="float"/>
          <table:table-cell table:number-matrix-columns-spanned="1" table:number-matrix-rows-spanned="1" table:formula="of:=SUM([.AC3:.AC27]&lt;[.$BS3:.$BS27])" office:value-type="float"/>
          <table:table-cell table:number-matrix-columns-spanned="1" table:number-matrix-rows-spanned="1" table:formula="of:=SUM([.AD3:.AD27]&lt;[.$BF3:.$BF27])" office:value-type="float"/>
          <table:table-cell table:number-matrix-columns-spanned="1" table:number-matrix-rows-spanned="1" table:formula="of:=SUM([.AE3:.AE27]&lt;[.$BG3:.$BG27])" office:value-type="float"/>
          <table:table-cell table:number-matrix-columns-spanned="1" table:number-matrix-rows-spanned="1" table:formula="of:=SUM([.AF3:.AF27]&lt;[.$BH3:.$BH27])" office:value-type="float"/>
          <table:table-cell table:number-matrix-columns-spanned="1" table:number-matrix-rows-spanned="1" table:formula="of:=SUM([.AG3:.AG27]&lt;[.$BI3:.$BI27])" office:value-type="float"/>
          <table:table-cell table:number-matrix-columns-spanned="1" table:number-matrix-rows-spanned="1" table:formula="of:=SUM([.AH3:.AH27]&lt;[.$BJ3:.$BJ27])" office:value-type="float"/>
          <table:table-cell table:number-matrix-columns-spanned="1" table:number-matrix-rows-spanned="1" table:formula="of:=SUM([.AI3:.AI27]&lt;[.$BK3:.$BK27])" office:value-type="float"/>
          <table:table-cell table:number-matrix-columns-spanned="1" table:number-matrix-rows-spanned="1" table:formula="of:=SUM([.AJ3:.AJ27]&lt;[.$BL3:.$BL27])" office:value-type="float"/>
          <table:table-cell table:number-matrix-columns-spanned="1" table:number-matrix-rows-spanned="1" table:formula="of:=SUM([.AK3:.AK27]&lt;[.$BM3:.$BM27])" office:value-type="float"/>
          <table:table-cell table:number-matrix-columns-spanned="1" table:number-matrix-rows-spanned="1" table:formula="of:=SUM([.AL3:.AL27]&lt;[.$BN3:.$BN27])" office:value-type="float"/>
          <table:table-cell table:number-matrix-columns-spanned="1" table:number-matrix-rows-spanned="1" table:formula="of:=SUM([.AM3:.AM27]&lt;[.$BO3:.$BO27])" office:value-type="float"/>
          <table:table-cell table:number-matrix-columns-spanned="1" table:number-matrix-rows-spanned="1" table:formula="of:=SUM([.AN3:.AN27]&lt;[.$BP3:.$BP27])" office:value-type="float"/>
          <table:table-cell table:number-matrix-columns-spanned="1" table:number-matrix-rows-spanned="1" table:formula="of:=SUM([.AO3:.AO27]&lt;[.$BQ3:.$BQ27])" office:value-type="float"/>
          <table:table-cell table:number-matrix-columns-spanned="1" table:number-matrix-rows-spanned="1" table:formula="of:=SUM([.AP3:.AP27]&lt;[.$BR3:.$BR27])" office:value-type="float"/>
          <table:table-cell table:number-matrix-columns-spanned="1" table:number-matrix-rows-spanned="1" table:formula="of:=SUM([.AQ3:.AQ27]&lt;[.$BS3:.$BS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F3:.$BF27])" office:value-type="float"/>
          <table:table-cell table:number-matrix-columns-spanned="1" table:number-matrix-rows-spanned="1" table:formula="of:=SUM([.C3:.C27]&gt;[.$BG3:.$BG27])" office:value-type="float"/>
          <table:table-cell table:number-matrix-columns-spanned="1" table:number-matrix-rows-spanned="1" table:formula="of:=SUM([.D3:.D27]&gt;[.$BH3:.$BH27])" office:value-type="float"/>
          <table:table-cell table:number-matrix-columns-spanned="1" table:number-matrix-rows-spanned="1" table:formula="of:=SUM([.E3:.E27]&gt;[.$BI3:.$BI27])" office:value-type="float"/>
          <table:table-cell table:number-matrix-columns-spanned="1" table:number-matrix-rows-spanned="1" table:formula="of:=SUM([.F3:.F27]&gt;[.$BJ3:.$BJ27])" office:value-type="float"/>
          <table:table-cell table:number-matrix-columns-spanned="1" table:number-matrix-rows-spanned="1" table:formula="of:=SUM([.G3:.G27]&gt;[.$BK3:.$BK27])" office:value-type="float"/>
          <table:table-cell table:number-matrix-columns-spanned="1" table:number-matrix-rows-spanned="1" table:formula="of:=SUM([.H3:.H27]&gt;[.$BL3:.$BL27])" office:value-type="float"/>
          <table:table-cell table:number-matrix-columns-spanned="1" table:number-matrix-rows-spanned="1" table:formula="of:=SUM([.I3:.I27]&gt;[.$BM3:.$BM27])" office:value-type="float"/>
          <table:table-cell table:number-matrix-columns-spanned="1" table:number-matrix-rows-spanned="1" table:formula="of:=SUM([.J3:.J27]&gt;[.$BN3:.$BN27])" office:value-type="float"/>
          <table:table-cell table:number-matrix-columns-spanned="1" table:number-matrix-rows-spanned="1" table:formula="of:=SUM([.K3:.K27]&gt;[.$BO3:.$BO27])" office:value-type="float"/>
          <table:table-cell table:number-matrix-columns-spanned="1" table:number-matrix-rows-spanned="1" table:formula="of:=SUM([.L3:.L27]&gt;[.$BP3:.$BP27])" office:value-type="float"/>
          <table:table-cell table:number-matrix-columns-spanned="1" table:number-matrix-rows-spanned="1" table:formula="of:=SUM([.M3:.M27]&gt;[.$BQ3:.$BQ27])" office:value-type="float"/>
          <table:table-cell table:number-matrix-columns-spanned="1" table:number-matrix-rows-spanned="1" table:formula="of:=SUM([.N3:.N27]&gt;[.$BR3:.$BR27])" office:value-type="float"/>
          <table:table-cell table:number-matrix-columns-spanned="1" table:number-matrix-rows-spanned="1" table:formula="of:=SUM([.O3:.O27]&gt;[.$BS3:.$BS27])" office:value-type="float"/>
          <table:table-cell table:number-matrix-columns-spanned="1" table:number-matrix-rows-spanned="1" table:formula="of:=SUM([.P3:.P27]&gt;[.$BF3:.$BF27])" office:value-type="float"/>
          <table:table-cell table:number-matrix-columns-spanned="1" table:number-matrix-rows-spanned="1" table:formula="of:=SUM([.Q3:.Q27]&gt;[.$BG3:.$BG27])" office:value-type="float"/>
          <table:table-cell table:number-matrix-columns-spanned="1" table:number-matrix-rows-spanned="1" table:formula="of:=SUM([.R3:.R27]&gt;[.$BH3:.$BH27])" office:value-type="float"/>
          <table:table-cell table:number-matrix-columns-spanned="1" table:number-matrix-rows-spanned="1" table:formula="of:=SUM([.S3:.S27]&gt;[.$BI3:.$BI27])" office:value-type="float"/>
          <table:table-cell table:number-matrix-columns-spanned="1" table:number-matrix-rows-spanned="1" table:formula="of:=SUM([.T3:.T27]&gt;[.$BJ3:.$BJ27])" office:value-type="float"/>
          <table:table-cell table:number-matrix-columns-spanned="1" table:number-matrix-rows-spanned="1" table:formula="of:=SUM([.U3:.U27]&gt;[.$BK3:.$BK27])" office:value-type="float"/>
          <table:table-cell table:number-matrix-columns-spanned="1" table:number-matrix-rows-spanned="1" table:formula="of:=SUM([.V3:.V27]&gt;[.$BL3:.$BL27])" office:value-type="float"/>
          <table:table-cell table:number-matrix-columns-spanned="1" table:number-matrix-rows-spanned="1" table:formula="of:=SUM([.W3:.W27]&gt;[.$BM3:.$BM27])" office:value-type="float"/>
          <table:table-cell table:number-matrix-columns-spanned="1" table:number-matrix-rows-spanned="1" table:formula="of:=SUM([.X3:.X27]&gt;[.$BN3:.$BN27])" office:value-type="float"/>
          <table:table-cell table:number-matrix-columns-spanned="1" table:number-matrix-rows-spanned="1" table:formula="of:=SUM([.Y3:.Y27]&gt;[.$BO3:.$BO27])" office:value-type="float"/>
          <table:table-cell table:number-matrix-columns-spanned="1" table:number-matrix-rows-spanned="1" table:formula="of:=SUM([.Z3:.Z27]&gt;[.$BP3:.$BP27])" office:value-type="float"/>
          <table:table-cell table:number-matrix-columns-spanned="1" table:number-matrix-rows-spanned="1" table:formula="of:=SUM([.AA3:.AA27]&gt;[.$BQ3:.$BQ27])" office:value-type="float"/>
          <table:table-cell table:number-matrix-columns-spanned="1" table:number-matrix-rows-spanned="1" table:formula="of:=SUM([.AB3:.AB27]&gt;[.$BR3:.$BR27])" office:value-type="float"/>
          <table:table-cell table:number-matrix-columns-spanned="1" table:number-matrix-rows-spanned="1" table:formula="of:=SUM([.AC3:.AC27]&gt;[.$BS3:.$BS27])" office:value-type="float"/>
          <table:table-cell table:number-matrix-columns-spanned="1" table:number-matrix-rows-spanned="1" table:formula="of:=SUM([.AD3:.AD27]&gt;[.$BF3:.$BF27])" office:value-type="float"/>
          <table:table-cell table:number-matrix-columns-spanned="1" table:number-matrix-rows-spanned="1" table:formula="of:=SUM([.AE3:.AE27]&gt;[.$BG3:.$BG27])" office:value-type="float"/>
          <table:table-cell table:number-matrix-columns-spanned="1" table:number-matrix-rows-spanned="1" table:formula="of:=SUM([.AF3:.AF27]&gt;[.$BH3:.$BH27])" office:value-type="float"/>
          <table:table-cell table:number-matrix-columns-spanned="1" table:number-matrix-rows-spanned="1" table:formula="of:=SUM([.AG3:.AG27]&gt;[.$BI3:.$BI27])" office:value-type="float"/>
          <table:table-cell table:number-matrix-columns-spanned="1" table:number-matrix-rows-spanned="1" table:formula="of:=SUM([.AH3:.AH27]&gt;[.$BJ3:.$BJ27])" office:value-type="float"/>
          <table:table-cell table:number-matrix-columns-spanned="1" table:number-matrix-rows-spanned="1" table:formula="of:=SUM([.AI3:.AI27]&gt;[.$BK3:.$BK27])" office:value-type="float"/>
          <table:table-cell table:number-matrix-columns-spanned="1" table:number-matrix-rows-spanned="1" table:formula="of:=SUM([.AJ3:.AJ27]&gt;[.$BL3:.$BL27])" office:value-type="float"/>
          <table:table-cell table:number-matrix-columns-spanned="1" table:number-matrix-rows-spanned="1" table:formula="of:=SUM([.AK3:.AK27]&gt;[.$BM3:.$BM27])" office:value-type="float"/>
          <table:table-cell table:number-matrix-columns-spanned="1" table:number-matrix-rows-spanned="1" table:formula="of:=SUM([.AL3:.AL27]&gt;[.$BN3:.$BN27])" office:value-type="float"/>
          <table:table-cell table:number-matrix-columns-spanned="1" table:number-matrix-rows-spanned="1" table:formula="of:=SUM([.AM3:.AM27]&gt;[.$BO3:.$BO27])" office:value-type="float"/>
          <table:table-cell table:number-matrix-columns-spanned="1" table:number-matrix-rows-spanned="1" table:formula="of:=SUM([.AN3:.AN27]&gt;[.$BP3:.$BP27])" office:value-type="float"/>
          <table:table-cell table:number-matrix-columns-spanned="1" table:number-matrix-rows-spanned="1" table:formula="of:=SUM([.AO3:.AO27]&gt;[.$BQ3:.$BQ27])" office:value-type="float"/>
          <table:table-cell table:number-matrix-columns-spanned="1" table:number-matrix-rows-spanned="1" table:formula="of:=SUM([.AP3:.AP27]&gt;[.$BR3:.$BR27])" office:value-type="float"/>
          <table:table-cell table:number-matrix-columns-spanned="1" table:number-matrix-rows-spanned="1" table:formula="of:=SUM([.AQ3:.AQ27]&gt;[.$BS3:.$BS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T3:.$BT27])" office:value-type="float"/>
          <table:table-cell table:number-matrix-columns-spanned="1" table:number-matrix-rows-spanned="1" table:formula="of:=SUM([.C3:.C27]=[.$BU3:.$BU27])" office:value-type="float"/>
          <table:table-cell table:number-matrix-columns-spanned="1" table:number-matrix-rows-spanned="1" table:formula="of:=SUM([.D3:.D27]=[.$BV3:.$BV27])" office:value-type="float"/>
          <table:table-cell table:number-matrix-columns-spanned="1" table:number-matrix-rows-spanned="1" table:formula="of:=SUM([.E3:.E27]=[.$BW3:.$BW27])" office:value-type="float"/>
          <table:table-cell table:number-matrix-columns-spanned="1" table:number-matrix-rows-spanned="1" table:formula="of:=SUM([.F3:.F27]=[.$BX3:.$BX27])" office:value-type="float"/>
          <table:table-cell table:number-matrix-columns-spanned="1" table:number-matrix-rows-spanned="1" table:formula="of:=SUM([.G3:.G27]=[.$BY3:.$BY27])" office:value-type="float"/>
          <table:table-cell table:number-matrix-columns-spanned="1" table:number-matrix-rows-spanned="1" table:formula="of:=SUM([.H3:.H27]=[.$BZ3:.$BZ27])" office:value-type="float"/>
          <table:table-cell table:number-matrix-columns-spanned="1" table:number-matrix-rows-spanned="1" table:formula="of:=SUM([.I3:.I27]=[.$CA3:.$CA27])" office:value-type="float"/>
          <table:table-cell table:number-matrix-columns-spanned="1" table:number-matrix-rows-spanned="1" table:formula="of:=SUM([.J3:.J27]=[.$CB3:.$CB27])" office:value-type="float"/>
          <table:table-cell table:number-matrix-columns-spanned="1" table:number-matrix-rows-spanned="1" table:formula="of:=SUM([.K3:.K27]=[.$CC3:.$CC27])" office:value-type="float"/>
          <table:table-cell table:number-matrix-columns-spanned="1" table:number-matrix-rows-spanned="1" table:formula="of:=SUM([.L3:.L27]=[.$CD3:.$CD27])" office:value-type="float"/>
          <table:table-cell table:number-matrix-columns-spanned="1" table:number-matrix-rows-spanned="1" table:formula="of:=SUM([.M3:.M27]=[.$CE3:.$CE27])" office:value-type="float"/>
          <table:table-cell table:number-matrix-columns-spanned="1" table:number-matrix-rows-spanned="1" table:formula="of:=SUM([.N3:.N27]=[.$CF3:.$CF27])" office:value-type="float"/>
          <table:table-cell table:number-matrix-columns-spanned="1" table:number-matrix-rows-spanned="1" table:formula="of:=SUM([.O3:.O27]=[.$CG3:.$CG27])" office:value-type="float"/>
          <table:table-cell table:number-matrix-columns-spanned="1" table:number-matrix-rows-spanned="1" table:formula="of:=SUM([.P3:.P27]=[.$BT3:.$BT27])" office:value-type="float"/>
          <table:table-cell table:number-matrix-columns-spanned="1" table:number-matrix-rows-spanned="1" table:formula="of:=SUM([.Q3:.Q27]=[.$BU3:.$BU27])" office:value-type="float"/>
          <table:table-cell table:number-matrix-columns-spanned="1" table:number-matrix-rows-spanned="1" table:formula="of:=SUM([.R3:.R27]=[.$BV3:.$BV27])" office:value-type="float"/>
          <table:table-cell table:number-matrix-columns-spanned="1" table:number-matrix-rows-spanned="1" table:formula="of:=SUM([.S3:.S27]=[.$BW3:.$BW27])" office:value-type="float"/>
          <table:table-cell table:number-matrix-columns-spanned="1" table:number-matrix-rows-spanned="1" table:formula="of:=SUM([.T3:.T27]=[.$BX3:.$BX27])" office:value-type="float"/>
          <table:table-cell table:number-matrix-columns-spanned="1" table:number-matrix-rows-spanned="1" table:formula="of:=SUM([.U3:.U27]=[.$BY3:.$BY27])" office:value-type="float"/>
          <table:table-cell table:number-matrix-columns-spanned="1" table:number-matrix-rows-spanned="1" table:formula="of:=SUM([.V3:.V27]=[.$BZ3:.$BZ27])" office:value-type="float"/>
          <table:table-cell table:number-matrix-columns-spanned="1" table:number-matrix-rows-spanned="1" table:formula="of:=SUM([.W3:.W27]=[.$CA3:.$CA27])" office:value-type="float"/>
          <table:table-cell table:number-matrix-columns-spanned="1" table:number-matrix-rows-spanned="1" table:formula="of:=SUM([.X3:.X27]=[.$CB3:.$CB27])" office:value-type="float"/>
          <table:table-cell table:number-matrix-columns-spanned="1" table:number-matrix-rows-spanned="1" table:formula="of:=SUM([.Y3:.Y27]=[.$CC3:.$CC27])" office:value-type="float"/>
          <table:table-cell table:number-matrix-columns-spanned="1" table:number-matrix-rows-spanned="1" table:formula="of:=SUM([.Z3:.Z27]=[.$CD3:.$CD27])" office:value-type="float"/>
          <table:table-cell table:number-matrix-columns-spanned="1" table:number-matrix-rows-spanned="1" table:formula="of:=SUM([.AA3:.AA27]=[.$CE3:.$CE27])" office:value-type="float"/>
          <table:table-cell table:number-matrix-columns-spanned="1" table:number-matrix-rows-spanned="1" table:formula="of:=SUM([.AB3:.AB27]=[.$CF3:.$CF27])" office:value-type="float"/>
          <table:table-cell table:number-matrix-columns-spanned="1" table:number-matrix-rows-spanned="1" table:formula="of:=SUM([.AC3:.AC27]=[.$CG3:.$CG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SUM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SUM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SUM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SUM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SUM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SUM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